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20.996cm"/>
    </style:style>
    <style:style style:name="co4" style:family="table-column">
      <style:table-column-properties fo:break-before="auto" style:column-width="15.251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table:number-columns-repeated="4"/>
        </table:table-row>
      </table:table>
      <table:table table:name="loc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Locking X10_NTHREADS=1 ./STMBench.debug -t 1 -w -1 -d 5000 -n 1 -h 1 -o 10 -u 0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itial <text:s/>(after 13 Tx optimizations)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</table:table>
      <table:table table:name="Sheet3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537718359867" calcext:value-type="float">
            <text:p>220.5377183599</text:p>
          </table:table-cell>
          <table:table-cell/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317854695901" calcext:value-type="float">
            <text:p>220.3178546959</text:p>
          </table:table-cell>
          <table:table-cell table:formula="of:=[.E2]-[.B2]" office:value-type="float" office:value="-0.219863663965924" calcext:value-type="float">
            <text:p>-0.219863664</text:p>
          </table:table-cell>
        </table:table-row>
        <table:table-row table:style-name="ro1"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714295162151" calcext:value-type="float">
            <text:p>220.7142951622</text:p>
          </table:table-cell>
          <table:table-cell/>
          <table:table-cell office:value-type="string" calcext:value-type="string">
            <text:p>output.100x2.mode0.locking.params.n3.d5000.h2.o8.u0.05.run1.txt</text:p>
          </table:table-cell>
          <table:table-cell office:value-type="float" office:value="221.085488328332" calcext:value-type="float">
            <text:p>221.0854883283</text:p>
          </table:table-cell>
          <table:table-cell table:formula="of:=[.E3]-[.B3]" office:value-type="float" office:value="0.37119316618103" calcext:value-type="float">
            <text:p>0.3711931662</text:p>
          </table:table-cell>
        </table:table-row>
        <table:table-row table:style-name="ro1"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309473038535" calcext:value-type="float">
            <text:p>220.3094730385</text:p>
          </table:table-cell>
          <table:table-cell/>
          <table:table-cell office:value-type="string" calcext:value-type="string">
            <text:p>output.100x2.mode0.locking.params.n3.d5000.h2.o8.u0.05.run1.txt</text:p>
          </table:table-cell>
          <table:table-cell office:value-type="float" office:value="219.916096272254" calcext:value-type="float">
            <text:p>219.9160962723</text:p>
          </table:table-cell>
          <table:table-cell table:formula="of:=[.E4]-[.B4]" office:value-type="float" office:value="-0.393376766280795" calcext:value-type="float">
            <text:p>-0.3933767663</text:p>
          </table:table-cell>
        </table:table-row>
        <table:table-row table:style-name="ro1">
          <table:table-cell office:value-type="string" calcext:value-type="string">
            <text:p>output.100x2.mode0.locking.params.n3.d5000.h2.o8.u0.0.run1.txt</text:p>
          </table:table-cell>
          <table:table-cell office:value-type="float" office:value="200.771565595017" calcext:value-type="float">
            <text:p>200.771565595</text:p>
          </table:table-cell>
          <table:table-cell/>
          <table:table-cell office:value-type="string" calcext:value-type="string">
            <text:p>output.100x2.mode0.locking.params.n3.d5000.h2.o8.u0.0.run1.txt</text:p>
          </table:table-cell>
          <table:table-cell office:value-type="float" office:value="219.585441131523" calcext:value-type="float">
            <text:p>219.5854411315</text:p>
          </table:table-cell>
          <table:table-cell table:formula="of:=[.E5]-[.B5]" office:value-type="float" office:value="18.8138755365062" calcext:value-type="float">
            <text:p>18.8138755365</text:p>
          </table:table-cell>
        </table:table-row>
        <table:table-row table:style-name="ro1">
          <table:table-cell office:value-type="string" calcext:value-type="string">
            <text:p>output.100x2.mode0.locking.params.n3.d5000.h2.o8.u0.0.run1.txt</text:p>
          </table:table-cell>
          <table:table-cell office:value-type="float" office:value="207.112065031965" calcext:value-type="float">
            <text:p>207.112065032</text:p>
          </table:table-cell>
          <table:table-cell/>
          <table:table-cell office:value-type="string" calcext:value-type="string">
            <text:p>output.100x2.mode0.locking.params.n3.d5000.h2.o8.u0.0.run1.txt</text:p>
          </table:table-cell>
          <table:table-cell office:value-type="float" office:value="223.887339444993" calcext:value-type="float">
            <text:p>223.887339445</text:p>
          </table:table-cell>
          <table:table-cell table:formula="of:=[.E6]-[.B6]" office:value-type="float" office:value="16.7752744130277" calcext:value-type="float">
            <text:p>16.775274413</text:p>
          </table:table-cell>
        </table:table-row>
        <table:table-row table:style-name="ro1">
          <table:table-cell office:value-type="string" calcext:value-type="string">
            <text:p>output.100x2.mode0.locking.params.n3.d5000.h2.o8.u0.0.run1.txt</text:p>
          </table:table-cell>
          <table:table-cell office:value-type="float" office:value="209.686624113865" calcext:value-type="float">
            <text:p>209.6866241139</text:p>
          </table:table-cell>
          <table:table-cell/>
          <table:table-cell office:value-type="string" calcext:value-type="string">
            <text:p>output.100x2.mode0.locking.params.n3.d5000.h2.o8.u0.0.run1.txt</text:p>
          </table:table-cell>
          <table:table-cell office:value-type="float" office:value="219.804869428987" calcext:value-type="float">
            <text:p>219.804869429</text:p>
          </table:table-cell>
          <table:table-cell table:formula="of:=[.E7]-[.B7]" office:value-type="float" office:value="10.1182453151223" calcext:value-type="float">
            <text:p>10.1182453151</text:p>
          </table:table-cell>
        </table:table-row>
        <table:table-row table:style-name="ro1">
          <table:table-cell office:value-type="string" calcext:value-type="string">
            <text:p>output.100x2.mode0.locking.params.n3.d5000.h2.o8.u0.5.run1.txt</text:p>
          </table:table-cell>
          <table:table-cell office:value-type="float" office:value="203.671736856619" calcext:value-type="float">
            <text:p>203.6717368566</text:p>
          </table:table-cell>
          <table:table-cell/>
          <table:table-cell office:value-type="string" calcext:value-type="string">
            <text:p>output.100x2.mode0.locking.params.n3.d5000.h2.o8.u0.5.run1.txt</text:p>
          </table:table-cell>
          <table:table-cell office:value-type="float" office:value="220.189508944721" calcext:value-type="float">
            <text:p>220.1895089447</text:p>
          </table:table-cell>
          <table:table-cell table:formula="of:=[.E8]-[.B8]" office:value-type="float" office:value="16.5177720881028" calcext:value-type="float">
            <text:p>16.5177720881</text:p>
          </table:table-cell>
        </table:table-row>
        <table:table-row table:style-name="ro1">
          <table:table-cell office:value-type="string" calcext:value-type="string">
            <text:p>output.100x2.mode0.locking.params.n3.d5000.h2.o8.u0.5.run1.txt</text:p>
          </table:table-cell>
          <table:table-cell office:value-type="float" office:value="210.530035247648" calcext:value-type="float">
            <text:p>210.5300352476</text:p>
          </table:table-cell>
          <table:table-cell/>
          <table:table-cell office:value-type="string" calcext:value-type="string">
            <text:p>output.100x2.mode0.locking.params.n3.d5000.h2.o8.u0.5.run1.txt</text:p>
          </table:table-cell>
          <table:table-cell office:value-type="float" office:value="223.401583397" calcext:value-type="float">
            <text:p>223.401583397</text:p>
          </table:table-cell>
          <table:table-cell table:formula="of:=[.E9]-[.B9]" office:value-type="float" office:value="12.8715481493516" calcext:value-type="float">
            <text:p>12.8715481494</text:p>
          </table:table-cell>
        </table:table-row>
        <table:table-row table:style-name="ro1">
          <table:table-cell office:value-type="string" calcext:value-type="string">
            <text:p>output.100x2.mode0.locking.params.n3.d5000.h2.o8.u0.5.run1.txt</text:p>
          </table:table-cell>
          <table:table-cell office:value-type="float" office:value="206.704637267418" calcext:value-type="float">
            <text:p>206.7046372674</text:p>
          </table:table-cell>
          <table:table-cell/>
          <table:table-cell office:value-type="string" calcext:value-type="string">
            <text:p>output.100x2.mode0.locking.params.n3.d5000.h2.o8.u0.5.run1.txt</text:p>
          </table:table-cell>
          <table:table-cell office:value-type="float" office:value="219.105216224419" calcext:value-type="float">
            <text:p>219.1052162244</text:p>
          </table:table-cell>
          <table:table-cell table:formula="of:=[.E10]-[.B10]" office:value-type="float" office:value="12.400578957001" calcext:value-type="float">
            <text:p>12.400578957</text:p>
          </table:table-cell>
        </table:table-row>
        <table:table-row table:style-name="ro1">
          <table:table-cell office:value-type="string" calcext:value-type="string">
            <text:p>output.100x2.mode0.locking.params.n3.d5000.h4.o4.u0.05.run1.txt</text:p>
          </table:table-cell>
          <table:table-cell office:value-type="float" office:value="81.2707484440092" calcext:value-type="float">
            <text:p>81.270748444</text:p>
          </table:table-cell>
          <table:table-cell/>
          <table:table-cell office:value-type="string" calcext:value-type="string">
            <text:p>output.100x2.mode0.locking.params.n3.d5000.h4.o4.u0.05.run1.txt</text:p>
          </table:table-cell>
          <table:table-cell office:value-type="float" office:value="84.723379507563" calcext:value-type="float">
            <text:p>84.7233795076</text:p>
          </table:table-cell>
          <table:table-cell table:formula="of:=[.E11]-[.B11]" office:value-type="float" office:value="3.45263106355382" calcext:value-type="float">
            <text:p>3.4526310636</text:p>
          </table:table-cell>
        </table:table-row>
        <table:table-row table:style-name="ro1">
          <table:table-cell office:value-type="string" calcext:value-type="string">
            <text:p>output.100x2.mode0.locking.params.n3.d5000.h4.o4.u0.05.run1.txt</text:p>
          </table:table-cell>
          <table:table-cell office:value-type="float" office:value="82.0523455044954" calcext:value-type="float">
            <text:p>82.0523455045</text:p>
          </table:table-cell>
          <table:table-cell/>
          <table:table-cell office:value-type="string" calcext:value-type="string">
            <text:p>output.100x2.mode0.locking.params.n3.d5000.h4.o4.u0.05.run1.txt</text:p>
          </table:table-cell>
          <table:table-cell office:value-type="float" office:value="85.8576035355308" calcext:value-type="float">
            <text:p>85.8576035355</text:p>
          </table:table-cell>
          <table:table-cell table:formula="of:=[.E12]-[.B12]" office:value-type="float" office:value="3.80525803103542" calcext:value-type="float">
            <text:p>3.805258031</text:p>
          </table:table-cell>
        </table:table-row>
        <table:table-row table:style-name="ro1">
          <table:table-cell office:value-type="string" calcext:value-type="string">
            <text:p>output.100x2.mode0.locking.params.n3.d5000.h4.o4.u0.05.run1.txt</text:p>
          </table:table-cell>
          <table:table-cell office:value-type="float" office:value="80.8409514984954" calcext:value-type="float">
            <text:p>80.8409514985</text:p>
          </table:table-cell>
          <table:table-cell/>
          <table:table-cell office:value-type="string" calcext:value-type="string">
            <text:p>output.100x2.mode0.locking.params.n3.d5000.h4.o4.u0.05.run1.txt</text:p>
          </table:table-cell>
          <table:table-cell office:value-type="float" office:value="84.5881547103483" calcext:value-type="float">
            <text:p>84.5881547103</text:p>
          </table:table-cell>
          <table:table-cell table:formula="of:=[.E13]-[.B13]" office:value-type="float" office:value="3.74720321185285" calcext:value-type="float">
            <text:p>3.7472032119</text:p>
          </table:table-cell>
        </table:table-row>
        <table:table-row table:style-name="ro1">
          <table:table-cell office:value-type="string" calcext:value-type="string">
            <text:p>output.100x2.mode0.locking.params.n3.d5000.h4.o4.u0.0.run1.txt</text:p>
          </table:table-cell>
          <table:table-cell office:value-type="float" office:value="79.6549464628785" calcext:value-type="float">
            <text:p>79.6549464629</text:p>
          </table:table-cell>
          <table:table-cell/>
          <table:table-cell office:value-type="string" calcext:value-type="string">
            <text:p>output.100x2.mode0.locking.params.n3.d5000.h4.o4.u0.0.run1.txt</text:p>
          </table:table-cell>
          <table:table-cell office:value-type="float" office:value="82.9678574667425" calcext:value-type="float">
            <text:p>82.9678574667</text:p>
          </table:table-cell>
          <table:table-cell table:formula="of:=[.E14]-[.B14]" office:value-type="float" office:value="3.31291100386406" calcext:value-type="float">
            <text:p>3.3129110039</text:p>
          </table:table-cell>
        </table:table-row>
        <table:table-row table:style-name="ro1">
          <table:table-cell office:value-type="string" calcext:value-type="string">
            <text:p>output.100x2.mode0.locking.params.n3.d5000.h4.o4.u0.0.run1.txt</text:p>
          </table:table-cell>
          <table:table-cell office:value-type="float" office:value="79.9280914066038" calcext:value-type="float">
            <text:p>79.9280914066</text:p>
          </table:table-cell>
          <table:table-cell/>
          <table:table-cell office:value-type="string" calcext:value-type="string">
            <text:p>output.100x2.mode0.locking.params.n3.d5000.h4.o4.u0.0.run1.txt</text:p>
          </table:table-cell>
          <table:table-cell office:value-type="float" office:value="83.0922507520593" calcext:value-type="float">
            <text:p>83.0922507521</text:p>
          </table:table-cell>
          <table:table-cell table:formula="of:=[.E15]-[.B15]" office:value-type="float" office:value="3.16415934545552" calcext:value-type="float">
            <text:p>3.1641593455</text:p>
          </table:table-cell>
        </table:table-row>
        <table:table-row table:style-name="ro1">
          <table:table-cell office:value-type="string" calcext:value-type="string">
            <text:p>output.100x2.mode0.locking.params.n3.d5000.h4.o4.u0.0.run1.txt</text:p>
          </table:table-cell>
          <table:table-cell office:value-type="float" office:value="79.9594783273559" calcext:value-type="float">
            <text:p>79.9594783274</text:p>
          </table:table-cell>
          <table:table-cell/>
          <table:table-cell office:value-type="string" calcext:value-type="string">
            <text:p>output.100x2.mode0.locking.params.n3.d5000.h4.o4.u0.0.run1.txt</text:p>
          </table:table-cell>
          <table:table-cell office:value-type="float" office:value="80.9500413693145" calcext:value-type="float">
            <text:p>80.9500413693</text:p>
          </table:table-cell>
          <table:table-cell table:formula="of:=[.E16]-[.B16]" office:value-type="float" office:value="0.990563041958623" calcext:value-type="float">
            <text:p>0.990563042</text:p>
          </table:table-cell>
        </table:table-row>
        <table:table-row table:style-name="ro1">
          <table:table-cell office:value-type="string" calcext:value-type="string">
            <text:p>output.100x2.mode0.locking.params.n3.d5000.h4.o4.u0.5.run1.txt</text:p>
          </table:table-cell>
          <table:table-cell office:value-type="float" office:value="75.6634150365252" calcext:value-type="float">
            <text:p>75.6634150365</text:p>
          </table:table-cell>
          <table:table-cell/>
          <table:table-cell office:value-type="string" calcext:value-type="string">
            <text:p>output.100x2.mode0.locking.params.n3.d5000.h4.o4.u0.5.run1.txt</text:p>
          </table:table-cell>
          <table:table-cell office:value-type="float" office:value="83.6239509198568" calcext:value-type="float">
            <text:p>83.6239509199</text:p>
          </table:table-cell>
          <table:table-cell table:formula="of:=[.E17]-[.B17]" office:value-type="float" office:value="7.96053588333155" calcext:value-type="float">
            <text:p>7.9605358833</text:p>
          </table:table-cell>
        </table:table-row>
        <table:table-row table:style-name="ro1">
          <table:table-cell office:value-type="string" calcext:value-type="string">
            <text:p>output.100x2.mode0.locking.params.n3.d5000.h4.o4.u0.5.run1.txt</text:p>
          </table:table-cell>
          <table:table-cell office:value-type="float" office:value="74.7505115765874" calcext:value-type="float">
            <text:p>74.7505115766</text:p>
          </table:table-cell>
          <table:table-cell/>
          <table:table-cell office:value-type="string" calcext:value-type="string">
            <text:p>output.100x2.mode0.locking.params.n3.d5000.h4.o4.u0.5.run1.txt</text:p>
          </table:table-cell>
          <table:table-cell office:value-type="float" office:value="84.5090480776569" calcext:value-type="float">
            <text:p>84.5090480777</text:p>
          </table:table-cell>
          <table:table-cell table:formula="of:=[.E18]-[.B18]" office:value-type="float" office:value="9.7585365010695" calcext:value-type="float">
            <text:p>9.7585365011</text:p>
          </table:table-cell>
        </table:table-row>
        <table:table-row table:style-name="ro1">
          <table:table-cell office:value-type="string" calcext:value-type="string">
            <text:p>output.100x2.mode0.locking.params.n3.d5000.h4.o4.u0.5.run1.txt</text:p>
          </table:table-cell>
          <table:table-cell office:value-type="float" office:value="74.8516335954966" calcext:value-type="float">
            <text:p>74.8516335955</text:p>
          </table:table-cell>
          <table:table-cell/>
          <table:table-cell office:value-type="string" calcext:value-type="string">
            <text:p>output.100x2.mode0.locking.params.n3.d5000.h4.o4.u0.5.run1.txt</text:p>
          </table:table-cell>
          <table:table-cell office:value-type="float" office:value="83.8552133661084" calcext:value-type="float">
            <text:p>83.8552133661</text:p>
          </table:table-cell>
          <table:table-cell table:formula="of:=[.E19]-[.B19]" office:value-type="float" office:value="9.00357977061174" calcext:value-type="float">
            <text:p>9.0035797706</text:p>
          </table:table-cell>
        </table:table-row>
        <table:table-row table:style-name="ro1">
          <table:table-cell office:value-type="string" calcext:value-type="string">
            <text:p>output.100x2.mode0.locking.params.n3.d5000.h8.o2.u0.05.run1.txt</text:p>
          </table:table-cell>
          <table:table-cell office:value-type="float" office:value="34.7417287224534" calcext:value-type="float">
            <text:p>34.7417287225</text:p>
          </table:table-cell>
          <table:table-cell/>
          <table:table-cell office:value-type="string" calcext:value-type="string">
            <text:p>output.100x2.mode0.locking.params.n3.d5000.h8.o2.u0.05.run1.txt</text:p>
          </table:table-cell>
          <table:table-cell office:value-type="float" office:value="37.4312530231894" calcext:value-type="float">
            <text:p>37.4312530232</text:p>
          </table:table-cell>
          <table:table-cell table:formula="of:=[.E20]-[.B20]" office:value-type="float" office:value="2.68952430073593" calcext:value-type="float">
            <text:p>2.6895243007</text:p>
          </table:table-cell>
        </table:table-row>
        <table:table-row table:style-name="ro1">
          <table:table-cell office:value-type="string" calcext:value-type="string">
            <text:p>output.100x2.mode0.locking.params.n3.d5000.h8.o2.u0.05.run1.txt</text:p>
          </table:table-cell>
          <table:table-cell office:value-type="float" office:value="36.1037067834889" calcext:value-type="float">
            <text:p>36.1037067835</text:p>
          </table:table-cell>
          <table:table-cell/>
          <table:table-cell office:value-type="string" calcext:value-type="string">
            <text:p>output.100x2.mode0.locking.params.n3.d5000.h8.o2.u0.05.run1.txt</text:p>
          </table:table-cell>
          <table:table-cell office:value-type="float" office:value="37.9466353653531" calcext:value-type="float">
            <text:p>37.9466353654</text:p>
          </table:table-cell>
          <table:table-cell table:formula="of:=[.E21]-[.B21]" office:value-type="float" office:value="1.84292858186413" calcext:value-type="float">
            <text:p>1.8429285819</text:p>
          </table:table-cell>
        </table:table-row>
        <table:table-row table:style-name="ro1">
          <table:table-cell office:value-type="string" calcext:value-type="string">
            <text:p>output.100x2.mode0.locking.params.n3.d5000.h8.o2.u0.05.run1.txt</text:p>
          </table:table-cell>
          <table:table-cell office:value-type="float" office:value="36.1183608551945" calcext:value-type="float">
            <text:p>36.1183608552</text:p>
          </table:table-cell>
          <table:table-cell/>
          <table:table-cell office:value-type="string" calcext:value-type="string">
            <text:p>output.100x2.mode0.locking.params.n3.d5000.h8.o2.u0.05.run1.txt</text:p>
          </table:table-cell>
          <table:table-cell office:value-type="float" office:value="37.9433768473749" calcext:value-type="float">
            <text:p>37.9433768474</text:p>
          </table:table-cell>
          <table:table-cell table:formula="of:=[.E22]-[.B22]" office:value-type="float" office:value="1.82501599218043" calcext:value-type="float">
            <text:p>1.8250159922</text:p>
          </table:table-cell>
        </table:table-row>
        <table:table-row table:style-name="ro1">
          <table:table-cell office:value-type="string" calcext:value-type="string">
            <text:p>output.100x2.mode0.locking.params.n3.d5000.h8.o2.u0.0.run1.txt</text:p>
          </table:table-cell>
          <table:table-cell office:value-type="float" office:value="37.5062048313931" calcext:value-type="float">
            <text:p>37.5062048314</text:p>
          </table:table-cell>
          <table:table-cell/>
          <table:table-cell office:value-type="string" calcext:value-type="string">
            <text:p>output.100x2.mode0.locking.params.n3.d5000.h8.o2.u0.0.run1.txt</text:p>
          </table:table-cell>
          <table:table-cell office:value-type="float" office:value="38.348987238429" calcext:value-type="float">
            <text:p>38.3489872384</text:p>
          </table:table-cell>
          <table:table-cell table:formula="of:=[.E23]-[.B23]" office:value-type="float" office:value="0.842782407035841" calcext:value-type="float">
            <text:p>0.842782407</text:p>
          </table:table-cell>
        </table:table-row>
        <table:table-row table:style-name="ro1">
          <table:table-cell office:value-type="string" calcext:value-type="string">
            <text:p>output.100x2.mode0.locking.params.n3.d5000.h8.o2.u0.0.run1.txt</text:p>
          </table:table-cell>
          <table:table-cell office:value-type="float" office:value="36.648815263917" calcext:value-type="float">
            <text:p>36.6488152639</text:p>
          </table:table-cell>
          <table:table-cell/>
          <table:table-cell office:value-type="string" calcext:value-type="string">
            <text:p>output.100x2.mode0.locking.params.n3.d5000.h8.o2.u0.0.run1.txt</text:p>
          </table:table-cell>
          <table:table-cell office:value-type="float" office:value="38.4645702203686" calcext:value-type="float">
            <text:p>38.4645702204</text:p>
          </table:table-cell>
          <table:table-cell table:formula="of:=[.E24]-[.B24]" office:value-type="float" office:value="1.81575495645164" calcext:value-type="float">
            <text:p>1.8157549565</text:p>
          </table:table-cell>
        </table:table-row>
        <table:table-row table:style-name="ro1">
          <table:table-cell office:value-type="string" calcext:value-type="string">
            <text:p>output.100x2.mode0.locking.params.n3.d5000.h8.o2.u0.0.run1.txt</text:p>
          </table:table-cell>
          <table:table-cell office:value-type="float" office:value="36.137937363593" calcext:value-type="float">
            <text:p>36.1379373636</text:p>
          </table:table-cell>
          <table:table-cell/>
          <table:table-cell office:value-type="string" calcext:value-type="string">
            <text:p>output.100x2.mode0.locking.params.n3.d5000.h8.o2.u0.0.run1.txt</text:p>
          </table:table-cell>
          <table:table-cell office:value-type="float" office:value="37.6870173747486" calcext:value-type="float">
            <text:p>37.6870173747</text:p>
          </table:table-cell>
          <table:table-cell table:formula="of:=[.E25]-[.B25]" office:value-type="float" office:value="1.54908001115555" calcext:value-type="float">
            <text:p>1.5490800112</text:p>
          </table:table-cell>
        </table:table-row>
        <table:table-row table:style-name="ro1">
          <table:table-cell office:value-type="string" calcext:value-type="string">
            <text:p>output.100x2.mode0.locking.params.n3.d5000.h8.o2.u0.5.run1.txt</text:p>
          </table:table-cell>
          <table:table-cell office:value-type="float" office:value="33.6047993527621" calcext:value-type="float">
            <text:p>33.6047993528</text:p>
          </table:table-cell>
          <table:table-cell/>
          <table:table-cell office:value-type="string" calcext:value-type="string">
            <text:p>output.100x2.mode0.locking.params.n3.d5000.h8.o2.u0.5.run1.txt</text:p>
          </table:table-cell>
          <table:table-cell office:value-type="float" office:value="38.0990782615544" calcext:value-type="float">
            <text:p>38.0990782616</text:p>
          </table:table-cell>
          <table:table-cell table:formula="of:=[.E26]-[.B26]" office:value-type="float" office:value="4.49427890879224" calcext:value-type="float">
            <text:p>4.4942789088</text:p>
          </table:table-cell>
        </table:table-row>
        <table:table-row table:style-name="ro1">
          <table:table-cell office:value-type="string" calcext:value-type="string">
            <text:p>output.100x2.mode0.locking.params.n3.d5000.h8.o2.u0.5.run1.txt</text:p>
          </table:table-cell>
          <table:table-cell office:value-type="float" office:value="33.644327154663" calcext:value-type="float">
            <text:p>33.6443271547</text:p>
          </table:table-cell>
          <table:table-cell/>
          <table:table-cell office:value-type="string" calcext:value-type="string">
            <text:p>output.100x2.mode0.locking.params.n3.d5000.h8.o2.u0.5.run1.txt</text:p>
          </table:table-cell>
          <table:table-cell office:value-type="float" office:value="37.7512886643407" calcext:value-type="float">
            <text:p>37.7512886643</text:p>
          </table:table-cell>
          <table:table-cell table:formula="of:=[.E27]-[.B27]" office:value-type="float" office:value="4.10696150967766" calcext:value-type="float">
            <text:p>4.1069615097</text:p>
          </table:table-cell>
        </table:table-row>
        <table:table-row table:style-name="ro1">
          <table:table-cell office:value-type="string" calcext:value-type="string">
            <text:p>output.100x2.mode0.locking.params.n3.d5000.h8.o2.u0.5.run1.txt</text:p>
          </table:table-cell>
          <table:table-cell office:value-type="float" office:value="33.4065881594042" calcext:value-type="float">
            <text:p>33.4065881594</text:p>
          </table:table-cell>
          <table:table-cell/>
          <table:table-cell office:value-type="string" calcext:value-type="string">
            <text:p>output.100x2.mode0.locking.params.n3.d5000.h8.o2.u0.5.run1.txt</text:p>
          </table:table-cell>
          <table:table-cell office:value-type="float" office:value="37.7230430079098" calcext:value-type="float">
            <text:p>37.7230430079</text:p>
          </table:table-cell>
          <table:table-cell table:formula="of:=[.E28]-[.B28]" office:value-type="float" office:value="4.31645484850564" calcext:value-type="float">
            <text:p>4.3164548485</text:p>
          </table:table-cell>
        </table:table-row>
        <table:table-row table:style-name="ro1">
          <table:table-cell office:value-type="string" calcext:value-type="string">
            <text:p>output.120x2.mode0.locking.params.n3.d5000.h2.o8.u0.05.run1.txt</text:p>
          </table:table-cell>
          <table:table-cell office:value-type="float" office:value="227.52691570525" calcext:value-type="float">
            <text:p>227.5269157053</text:p>
          </table:table-cell>
          <table:table-cell/>
          <table:table-cell office:value-type="string" calcext:value-type="string">
            <text:p>output.120x2.mode0.locking.params.n3.d5000.h2.o8.u0.05.run1.txt</text:p>
          </table:table-cell>
          <table:table-cell office:value-type="float" office:value="232.992676092181" calcext:value-type="float">
            <text:p>232.9926760922</text:p>
          </table:table-cell>
          <table:table-cell table:formula="of:=[.E29]-[.B29]" office:value-type="float" office:value="5.46576038693098" calcext:value-type="float">
            <text:p>5.4657603869</text:p>
          </table:table-cell>
        </table:table-row>
        <table:table-row table:style-name="ro1">
          <table:table-cell office:value-type="string" calcext:value-type="string">
            <text:p>output.120x2.mode0.locking.params.n3.d5000.h2.o8.u0.05.run1.txt</text:p>
          </table:table-cell>
          <table:table-cell office:value-type="float" office:value="225.310441553373" calcext:value-type="float">
            <text:p>225.3104415534</text:p>
          </table:table-cell>
          <table:table-cell/>
          <table:table-cell office:value-type="string" calcext:value-type="string">
            <text:p>output.120x2.mode0.locking.params.n3.d5000.h2.o8.u0.05.run1.txt</text:p>
          </table:table-cell>
          <table:table-cell office:value-type="float" office:value="236.474362997309" calcext:value-type="float">
            <text:p>236.4743629973</text:p>
          </table:table-cell>
          <table:table-cell table:formula="of:=[.E30]-[.B30]" office:value-type="float" office:value="11.1639214439367" calcext:value-type="float">
            <text:p>11.1639214439</text:p>
          </table:table-cell>
        </table:table-row>
        <table:table-row table:style-name="ro1">
          <table:table-cell office:value-type="string" calcext:value-type="string">
            <text:p>output.120x2.mode0.locking.params.n3.d5000.h2.o8.u0.05.run1.txt</text:p>
          </table:table-cell>
          <table:table-cell office:value-type="float" office:value="225.840092108184" calcext:value-type="float">
            <text:p>225.8400921082</text:p>
          </table:table-cell>
          <table:table-cell/>
          <table:table-cell office:value-type="string" calcext:value-type="string">
            <text:p>output.120x2.mode0.locking.params.n3.d5000.h2.o8.u0.05.run1.txt</text:p>
          </table:table-cell>
          <table:table-cell office:value-type="float" office:value="232.314835239628" calcext:value-type="float">
            <text:p>232.3148352396</text:p>
          </table:table-cell>
          <table:table-cell table:formula="of:=[.E31]-[.B31]" office:value-type="float" office:value="6.474743131444" calcext:value-type="float">
            <text:p>6.4747431314</text:p>
          </table:table-cell>
        </table:table-row>
        <table:table-row table:style-name="ro1">
          <table:table-cell office:value-type="string" calcext:value-type="string">
            <text:p>output.120x2.mode0.locking.params.n3.d5000.h2.o8.u0.0.run1.txt</text:p>
          </table:table-cell>
          <table:table-cell office:value-type="float" office:value="210.996058388846" calcext:value-type="float">
            <text:p>210.9960583888</text:p>
          </table:table-cell>
          <table:table-cell/>
          <table:table-cell office:value-type="string" calcext:value-type="string">
            <text:p>output.120x2.mode0.locking.params.n3.d5000.h2.o8.u0.0.run1.txt</text:p>
          </table:table-cell>
          <table:table-cell office:value-type="float" office:value="230.812130413524" calcext:value-type="float">
            <text:p>230.8121304135</text:p>
          </table:table-cell>
          <table:table-cell table:formula="of:=[.E32]-[.B32]" office:value-type="float" office:value="19.816072024678" calcext:value-type="float">
            <text:p>19.8160720247</text:p>
          </table:table-cell>
        </table:table-row>
        <table:table-row table:style-name="ro1">
          <table:table-cell office:value-type="string" calcext:value-type="string">
            <text:p>output.120x2.mode0.locking.params.n3.d5000.h2.o8.u0.0.run1.txt</text:p>
          </table:table-cell>
          <table:table-cell office:value-type="float" office:value="215.980418858712" calcext:value-type="float">
            <text:p>215.9804188587</text:p>
          </table:table-cell>
          <table:table-cell/>
          <table:table-cell office:value-type="string" calcext:value-type="string">
            <text:p>output.120x2.mode0.locking.params.n3.d5000.h2.o8.u0.0.run1.txt</text:p>
          </table:table-cell>
          <table:table-cell office:value-type="float" office:value="234.816026035761" calcext:value-type="float">
            <text:p>234.8160260358</text:p>
          </table:table-cell>
          <table:table-cell table:formula="of:=[.E33]-[.B33]" office:value-type="float" office:value="18.835607177049" calcext:value-type="float">
            <text:p>18.835607177</text:p>
          </table:table-cell>
        </table:table-row>
        <table:table-row table:style-name="ro1">
          <table:table-cell office:value-type="string" calcext:value-type="string">
            <text:p>output.120x2.mode0.locking.params.n3.d5000.h2.o8.u0.0.run1.txt</text:p>
          </table:table-cell>
          <table:table-cell office:value-type="float" office:value="209.090753546918" calcext:value-type="float">
            <text:p>209.0907535469</text:p>
          </table:table-cell>
          <table:table-cell/>
          <table:table-cell office:value-type="string" calcext:value-type="string">
            <text:p>output.120x2.mode0.locking.params.n3.d5000.h2.o8.u0.0.run1.txt</text:p>
          </table:table-cell>
          <table:table-cell office:value-type="float" office:value="230.3312150699" calcext:value-type="float">
            <text:p>230.3312150699</text:p>
          </table:table-cell>
          <table:table-cell table:formula="of:=[.E34]-[.B34]" office:value-type="float" office:value="21.240461522982" calcext:value-type="float">
            <text:p>21.240461523</text:p>
          </table:table-cell>
        </table:table-row>
        <table:table-row table:style-name="ro1">
          <table:table-cell office:value-type="string" calcext:value-type="string">
            <text:p>output.120x2.mode0.locking.params.n3.d5000.h2.o8.u0.5.run1.txt</text:p>
          </table:table-cell>
          <table:table-cell office:value-type="float" office:value="217.782306054469" calcext:value-type="float">
            <text:p>217.7823060545</text:p>
          </table:table-cell>
          <table:table-cell/>
          <table:table-cell office:value-type="string" calcext:value-type="string">
            <text:p>output.120x2.mode0.locking.params.n3.d5000.h2.o8.u0.5.run1.txt</text:p>
          </table:table-cell>
          <table:table-cell office:value-type="float" office:value="220.945597340225" calcext:value-type="float">
            <text:p>220.9455973402</text:p>
          </table:table-cell>
          <table:table-cell table:formula="of:=[.E35]-[.B35]" office:value-type="float" office:value="3.16329128575541" calcext:value-type="float">
            <text:p>3.1632912858</text:p>
          </table:table-cell>
        </table:table-row>
        <table:table-row table:style-name="ro1">
          <table:table-cell office:value-type="string" calcext:value-type="string">
            <text:p>output.120x2.mode0.locking.params.n3.d5000.h2.o8.u0.5.run1.txt</text:p>
          </table:table-cell>
          <table:table-cell office:value-type="float" office:value="214.694349171755" calcext:value-type="float">
            <text:p>214.6943491718</text:p>
          </table:table-cell>
          <table:table-cell/>
          <table:table-cell office:value-type="string" calcext:value-type="string">
            <text:p>output.120x2.mode0.locking.params.n3.d5000.h2.o8.u0.5.run1.txt</text:p>
          </table:table-cell>
          <table:table-cell office:value-type="float" office:value="228.665762962944" calcext:value-type="float">
            <text:p>228.6657629629</text:p>
          </table:table-cell>
          <table:table-cell table:formula="of:=[.E36]-[.B36]" office:value-type="float" office:value="13.9714137911887" calcext:value-type="float">
            <text:p>13.9714137912</text:p>
          </table:table-cell>
        </table:table-row>
        <table:table-row table:style-name="ro1">
          <table:table-cell office:value-type="string" calcext:value-type="string">
            <text:p>output.120x2.mode0.locking.params.n3.d5000.h2.o8.u0.5.run1.txt</text:p>
          </table:table-cell>
          <table:table-cell office:value-type="float" office:value="214.964175882696" calcext:value-type="float">
            <text:p>214.9641758827</text:p>
          </table:table-cell>
          <table:table-cell/>
          <table:table-cell office:value-type="string" calcext:value-type="string">
            <text:p>output.120x2.mode0.locking.params.n3.d5000.h2.o8.u0.5.run1.txt</text:p>
          </table:table-cell>
          <table:table-cell office:value-type="float" office:value="226.798060919641" calcext:value-type="float">
            <text:p>226.7980609196</text:p>
          </table:table-cell>
          <table:table-cell table:formula="of:=[.E37]-[.B37]" office:value-type="float" office:value="11.8338850369452" calcext:value-type="float">
            <text:p>11.8338850369</text:p>
          </table:table-cell>
        </table:table-row>
        <table:table-row table:style-name="ro1">
          <table:table-cell office:value-type="string" calcext:value-type="string">
            <text:p>output.120x2.mode0.locking.params.n3.d5000.h4.o4.u0.05.run1.txt</text:p>
          </table:table-cell>
          <table:table-cell office:value-type="float" office:value="86.0341076048746" calcext:value-type="float">
            <text:p>86.0341076049</text:p>
          </table:table-cell>
          <table:table-cell/>
          <table:table-cell office:value-type="string" calcext:value-type="string">
            <text:p>output.120x2.mode0.locking.params.n3.d5000.h4.o4.u0.05.run1.txt</text:p>
          </table:table-cell>
          <table:table-cell office:value-type="float" office:value="87.7182645407512" calcext:value-type="float">
            <text:p>87.7182645408</text:p>
          </table:table-cell>
          <table:table-cell table:formula="of:=[.E38]-[.B38]" office:value-type="float" office:value="1.68415693587653" calcext:value-type="float">
            <text:p>1.6841569359</text:p>
          </table:table-cell>
        </table:table-row>
        <table:table-row table:style-name="ro1">
          <table:table-cell office:value-type="string" calcext:value-type="string">
            <text:p>output.120x2.mode0.locking.params.n3.d5000.h4.o4.u0.05.run1.txt</text:p>
          </table:table-cell>
          <table:table-cell office:value-type="float" office:value="85.5337063593085" calcext:value-type="float">
            <text:p>85.5337063593</text:p>
          </table:table-cell>
          <table:table-cell/>
          <table:table-cell office:value-type="string" calcext:value-type="string">
            <text:p>output.120x2.mode0.locking.params.n3.d5000.h4.o4.u0.05.run1.txt</text:p>
          </table:table-cell>
          <table:table-cell office:value-type="float" office:value="90.0282016775044" calcext:value-type="float">
            <text:p>90.0282016775</text:p>
          </table:table-cell>
          <table:table-cell table:formula="of:=[.E39]-[.B39]" office:value-type="float" office:value="4.49449531819589" calcext:value-type="float">
            <text:p>4.4944953182</text:p>
          </table:table-cell>
        </table:table-row>
        <table:table-row table:style-name="ro1">
          <table:table-cell office:value-type="string" calcext:value-type="string">
            <text:p>output.120x2.mode0.locking.params.n3.d5000.h4.o4.u0.05.run1.txt</text:p>
          </table:table-cell>
          <table:table-cell office:value-type="float" office:value="85.4445270545219" calcext:value-type="float">
            <text:p>85.4445270545</text:p>
          </table:table-cell>
          <table:table-cell/>
          <table:table-cell office:value-type="string" calcext:value-type="string">
            <text:p>output.120x2.mode0.locking.params.n3.d5000.h4.o4.u0.05.run1.txt</text:p>
          </table:table-cell>
          <table:table-cell office:value-type="float" office:value="87.6081085334438" calcext:value-type="float">
            <text:p>87.6081085334</text:p>
          </table:table-cell>
          <table:table-cell table:formula="of:=[.E40]-[.B40]" office:value-type="float" office:value="2.1635814789219" calcext:value-type="float">
            <text:p>2.1635814789</text:p>
          </table:table-cell>
        </table:table-row>
        <table:table-row table:style-name="ro1">
          <table:table-cell office:value-type="string" calcext:value-type="string">
            <text:p>output.120x2.mode0.locking.params.n3.d5000.h4.o4.u0.0.run1.txt</text:p>
          </table:table-cell>
          <table:table-cell office:value-type="float" office:value="81.2203108309674" calcext:value-type="float">
            <text:p>81.220310831</text:p>
          </table:table-cell>
          <table:table-cell/>
          <table:table-cell office:value-type="string" calcext:value-type="string">
            <text:p>output.120x2.mode0.locking.params.n3.d5000.h4.o4.u0.0.run1.txt</text:p>
          </table:table-cell>
          <table:table-cell office:value-type="float" office:value="88.2536259237212" calcext:value-type="float">
            <text:p>88.2536259237</text:p>
          </table:table-cell>
          <table:table-cell table:formula="of:=[.E41]-[.B41]" office:value-type="float" office:value="7.0333150927538" calcext:value-type="float">
            <text:p>7.0333150928</text:p>
          </table:table-cell>
        </table:table-row>
        <table:table-row table:style-name="ro1">
          <table:table-cell office:value-type="string" calcext:value-type="string">
            <text:p>output.120x2.mode0.locking.params.n3.d5000.h4.o4.u0.0.run1.txt</text:p>
          </table:table-cell>
          <table:table-cell office:value-type="float" office:value="85.7565981207782" calcext:value-type="float">
            <text:p>85.7565981208</text:p>
          </table:table-cell>
          <table:table-cell/>
          <table:table-cell office:value-type="string" calcext:value-type="string">
            <text:p>output.120x2.mode0.locking.params.n3.d5000.h4.o4.u0.0.run1.txt</text:p>
          </table:table-cell>
          <table:table-cell office:value-type="float" office:value="88.8629968525968" calcext:value-type="float">
            <text:p>88.8629968526</text:p>
          </table:table-cell>
          <table:table-cell table:formula="of:=[.E42]-[.B42]" office:value-type="float" office:value="3.10639873181864" calcext:value-type="float">
            <text:p>3.1063987318</text:p>
          </table:table-cell>
        </table:table-row>
        <table:table-row table:style-name="ro1">
          <table:table-cell office:value-type="string" calcext:value-type="string">
            <text:p>output.120x2.mode0.locking.params.n3.d5000.h4.o4.u0.0.run1.txt</text:p>
          </table:table-cell>
          <table:table-cell office:value-type="float" office:value="85.3622217872473" calcext:value-type="float">
            <text:p>85.3622217872</text:p>
          </table:table-cell>
          <table:table-cell/>
          <table:table-cell office:value-type="string" calcext:value-type="string">
            <text:p>output.120x2.mode0.locking.params.n3.d5000.h4.o4.u0.0.run1.txt</text:p>
          </table:table-cell>
          <table:table-cell office:value-type="float" office:value="87.4428280509198" calcext:value-type="float">
            <text:p>87.4428280509</text:p>
          </table:table-cell>
          <table:table-cell table:formula="of:=[.E43]-[.B43]" office:value-type="float" office:value="2.08060626367258" calcext:value-type="float">
            <text:p>2.0806062637</text:p>
          </table:table-cell>
        </table:table-row>
        <table:table-row table:style-name="ro1">
          <table:table-cell office:value-type="string" calcext:value-type="string">
            <text:p>output.120x2.mode0.locking.params.n3.d5000.h4.o4.u0.5.run1.txt</text:p>
          </table:table-cell>
          <table:table-cell office:value-type="float" office:value="81.4278839846363" calcext:value-type="float">
            <text:p>81.4278839846</text:p>
          </table:table-cell>
          <table:table-cell/>
          <table:table-cell office:value-type="string" calcext:value-type="string">
            <text:p>output.120x2.mode0.locking.params.n3.d5000.h4.o4.u0.5.run1.txt</text:p>
          </table:table-cell>
          <table:table-cell office:value-type="float" office:value="87.8229958286697" calcext:value-type="float">
            <text:p>87.8229958287</text:p>
          </table:table-cell>
          <table:table-cell table:formula="of:=[.E44]-[.B44]" office:value-type="float" office:value="6.39511184403348" calcext:value-type="float">
            <text:p>6.395111844</text:p>
          </table:table-cell>
        </table:table-row>
        <table:table-row table:style-name="ro1">
          <table:table-cell office:value-type="string" calcext:value-type="string">
            <text:p>output.120x2.mode0.locking.params.n3.d5000.h4.o4.u0.5.run1.txt</text:p>
          </table:table-cell>
          <table:table-cell office:value-type="float" office:value="80.7395860081193" calcext:value-type="float">
            <text:p>80.7395860081</text:p>
          </table:table-cell>
          <table:table-cell/>
          <table:table-cell office:value-type="string" calcext:value-type="string">
            <text:p>output.120x2.mode0.locking.params.n3.d5000.h4.o4.u0.5.run1.txt</text:p>
          </table:table-cell>
          <table:table-cell office:value-type="float" office:value="88.1097487432756" calcext:value-type="float">
            <text:p>88.1097487433</text:p>
          </table:table-cell>
          <table:table-cell table:formula="of:=[.E45]-[.B45]" office:value-type="float" office:value="7.37016273515624" calcext:value-type="float">
            <text:p>7.3701627352</text:p>
          </table:table-cell>
        </table:table-row>
        <table:table-row table:style-name="ro1">
          <table:table-cell office:value-type="string" calcext:value-type="string">
            <text:p>output.120x2.mode0.locking.params.n3.d5000.h4.o4.u0.5.run1.txt</text:p>
          </table:table-cell>
          <table:table-cell office:value-type="float" office:value="79.9718408473436" calcext:value-type="float">
            <text:p>79.9718408473</text:p>
          </table:table-cell>
          <table:table-cell/>
          <table:table-cell office:value-type="string" calcext:value-type="string">
            <text:p>output.120x2.mode0.locking.params.n3.d5000.h4.o4.u0.5.run1.txt</text:p>
          </table:table-cell>
          <table:table-cell office:value-type="float" office:value="84.9658073360666" calcext:value-type="float">
            <text:p>84.9658073361</text:p>
          </table:table-cell>
          <table:table-cell table:formula="of:=[.E46]-[.B46]" office:value-type="float" office:value="4.99396648872296" calcext:value-type="float">
            <text:p>4.9939664887</text:p>
          </table:table-cell>
        </table:table-row>
        <table:table-row table:style-name="ro1">
          <table:table-cell office:value-type="string" calcext:value-type="string">
            <text:p>output.120x2.mode0.locking.params.n3.d5000.h8.o2.u0.05.run1.txt</text:p>
          </table:table-cell>
          <table:table-cell office:value-type="float" office:value="36.086376468622" calcext:value-type="float">
            <text:p>36.0863764686</text:p>
          </table:table-cell>
          <table:table-cell/>
          <table:table-cell office:value-type="string" calcext:value-type="string">
            <text:p>output.120x2.mode0.locking.params.n3.d5000.h8.o2.u0.05.run1.txt</text:p>
          </table:table-cell>
          <table:table-cell office:value-type="float" office:value="40.0864973269598" calcext:value-type="float">
            <text:p>40.086497327</text:p>
          </table:table-cell>
          <table:table-cell table:formula="of:=[.E47]-[.B47]" office:value-type="float" office:value="4.00012085833783" calcext:value-type="float">
            <text:p>4.0001208583</text:p>
          </table:table-cell>
        </table:table-row>
        <table:table-row table:style-name="ro1">
          <table:table-cell office:value-type="string" calcext:value-type="string">
            <text:p>output.120x2.mode0.locking.params.n3.d5000.h8.o2.u0.05.run1.txt</text:p>
          </table:table-cell>
          <table:table-cell office:value-type="float" office:value="37.0497596694616" calcext:value-type="float">
            <text:p>37.0497596695</text:p>
          </table:table-cell>
          <table:table-cell/>
          <table:table-cell office:value-type="string" calcext:value-type="string">
            <text:p>output.120x2.mode0.locking.params.n3.d5000.h8.o2.u0.05.run1.txt</text:p>
          </table:table-cell>
          <table:table-cell office:value-type="float" office:value="39.5177193032566" calcext:value-type="float">
            <text:p>39.5177193033</text:p>
          </table:table-cell>
          <table:table-cell table:formula="of:=[.E48]-[.B48]" office:value-type="float" office:value="2.46795963379507" calcext:value-type="float">
            <text:p>2.4679596338</text:p>
          </table:table-cell>
        </table:table-row>
        <table:table-row table:style-name="ro1">
          <table:table-cell office:value-type="string" calcext:value-type="string">
            <text:p>output.120x2.mode0.locking.params.n3.d5000.h8.o2.u0.05.run1.txt</text:p>
          </table:table-cell>
          <table:table-cell office:value-type="float" office:value="37.3091135143759" calcext:value-type="float">
            <text:p>37.3091135144</text:p>
          </table:table-cell>
          <table:table-cell/>
          <table:table-cell office:value-type="string" calcext:value-type="string">
            <text:p>output.120x2.mode0.locking.params.n3.d5000.h8.o2.u0.05.run1.txt</text:p>
          </table:table-cell>
          <table:table-cell office:value-type="float" office:value="39.2925919292243" calcext:value-type="float">
            <text:p>39.2925919292</text:p>
          </table:table-cell>
          <table:table-cell table:formula="of:=[.E49]-[.B49]" office:value-type="float" office:value="1.98347841484836" calcext:value-type="float">
            <text:p>1.9834784148</text:p>
          </table:table-cell>
        </table:table-row>
        <table:table-row table:style-name="ro1">
          <table:table-cell office:value-type="string" calcext:value-type="string">
            <text:p>output.120x2.mode0.locking.params.n3.d5000.h8.o2.u0.0.run1.txt</text:p>
          </table:table-cell>
          <table:table-cell office:value-type="float" office:value="37.6996911555742" calcext:value-type="float">
            <text:p>37.6996911556</text:p>
          </table:table-cell>
          <table:table-cell/>
          <table:table-cell office:value-type="string" calcext:value-type="string">
            <text:p>output.120x2.mode0.locking.params.n3.d5000.h8.o2.u0.0.run1.txt</text:p>
          </table:table-cell>
          <table:table-cell office:value-type="float" office:value="39.4333298255427" calcext:value-type="float">
            <text:p>39.4333298255</text:p>
          </table:table-cell>
          <table:table-cell table:formula="of:=[.E50]-[.B50]" office:value-type="float" office:value="1.73363866996851" calcext:value-type="float">
            <text:p>1.73363867</text:p>
          </table:table-cell>
        </table:table-row>
        <table:table-row table:style-name="ro1">
          <table:table-cell office:value-type="string" calcext:value-type="string">
            <text:p>output.120x2.mode0.locking.params.n3.d5000.h8.o2.u0.0.run1.txt</text:p>
          </table:table-cell>
          <table:table-cell office:value-type="float" office:value="36.7987394845987" calcext:value-type="float">
            <text:p>36.7987394846</text:p>
          </table:table-cell>
          <table:table-cell/>
          <table:table-cell office:value-type="string" calcext:value-type="string">
            <text:p>output.120x2.mode0.locking.params.n3.d5000.h8.o2.u0.0.run1.txt</text:p>
          </table:table-cell>
          <table:table-cell office:value-type="float" office:value="39.0662320104111" calcext:value-type="float">
            <text:p>39.0662320104</text:p>
          </table:table-cell>
          <table:table-cell table:formula="of:=[.E51]-[.B51]" office:value-type="float" office:value="2.26749252581237" calcext:value-type="float">
            <text:p>2.2674925258</text:p>
          </table:table-cell>
        </table:table-row>
        <table:table-row table:style-name="ro1">
          <table:table-cell office:value-type="string" calcext:value-type="string">
            <text:p>output.120x2.mode0.locking.params.n3.d5000.h8.o2.u0.0.run1.txt</text:p>
          </table:table-cell>
          <table:table-cell office:value-type="float" office:value="34.4179738519867" calcext:value-type="float">
            <text:p>34.417973852</text:p>
          </table:table-cell>
          <table:table-cell/>
          <table:table-cell office:value-type="string" calcext:value-type="string">
            <text:p>output.120x2.mode0.locking.params.n3.d5000.h8.o2.u0.0.run1.txt</text:p>
          </table:table-cell>
          <table:table-cell office:value-type="float" office:value="39.1836421771282" calcext:value-type="float">
            <text:p>39.1836421771</text:p>
          </table:table-cell>
          <table:table-cell table:formula="of:=[.E52]-[.B52]" office:value-type="float" office:value="4.7656683251415" calcext:value-type="float">
            <text:p>4.7656683251</text:p>
          </table:table-cell>
        </table:table-row>
        <table:table-row table:style-name="ro1">
          <table:table-cell office:value-type="string" calcext:value-type="string">
            <text:p>output.120x2.mode0.locking.params.n3.d5000.h8.o2.u0.5.run1.txt</text:p>
          </table:table-cell>
          <table:table-cell office:value-type="float" office:value="32.126816017731" calcext:value-type="float">
            <text:p>32.1268160177</text:p>
          </table:table-cell>
          <table:table-cell/>
          <table:table-cell office:value-type="string" calcext:value-type="string">
            <text:p>output.120x2.mode0.locking.params.n3.d5000.h8.o2.u0.5.run1.txt</text:p>
          </table:table-cell>
          <table:table-cell office:value-type="float" office:value="39.4327504920366" calcext:value-type="float">
            <text:p>39.432750492</text:p>
          </table:table-cell>
          <table:table-cell table:formula="of:=[.E53]-[.B53]" office:value-type="float" office:value="7.30593447430555" calcext:value-type="float">
            <text:p>7.3059344743</text:p>
          </table:table-cell>
        </table:table-row>
        <table:table-row table:style-name="ro1">
          <table:table-cell office:value-type="string" calcext:value-type="string">
            <text:p>output.120x2.mode0.locking.params.n3.d5000.h8.o2.u0.5.run1.txt</text:p>
          </table:table-cell>
          <table:table-cell office:value-type="float" office:value="32.2892387639188" calcext:value-type="float">
            <text:p>32.2892387639</text:p>
          </table:table-cell>
          <table:table-cell/>
          <table:table-cell office:value-type="string" calcext:value-type="string">
            <text:p>output.120x2.mode0.locking.params.n3.d5000.h8.o2.u0.5.run1.txt</text:p>
          </table:table-cell>
          <table:table-cell office:value-type="float" office:value="39.5044510729062" calcext:value-type="float">
            <text:p>39.5044510729</text:p>
          </table:table-cell>
          <table:table-cell table:formula="of:=[.E54]-[.B54]" office:value-type="float" office:value="7.2152123089874" calcext:value-type="float">
            <text:p>7.215212309</text:p>
          </table:table-cell>
        </table:table-row>
        <table:table-row table:style-name="ro1">
          <table:table-cell office:value-type="string" calcext:value-type="string">
            <text:p>output.120x2.mode0.locking.params.n3.d5000.h8.o2.u0.5.run1.txt</text:p>
          </table:table-cell>
          <table:table-cell office:value-type="float" office:value="31.4287195365894" calcext:value-type="float">
            <text:p>31.4287195366</text:p>
          </table:table-cell>
          <table:table-cell/>
          <table:table-cell office:value-type="string" calcext:value-type="string">
            <text:p>output.120x2.mode0.locking.params.n3.d5000.h8.o2.u0.5.run1.txt</text:p>
          </table:table-cell>
          <table:table-cell office:value-type="float" office:value="38.8699675980611" calcext:value-type="float">
            <text:p>38.8699675981</text:p>
          </table:table-cell>
          <table:table-cell table:formula="of:=[.E55]-[.B55]" office:value-type="float" office:value="7.44124806147165" calcext:value-type="float">
            <text:p>7.4412480615</text:p>
          </table:table-cell>
        </table:table-row>
        <table:table-row table:style-name="ro1">
          <table:table-cell office:value-type="string" calcext:value-type="string">
            <text:p>output.20x2.mode0.locking.params.n3.d5000.h2.o8.u0.05.run1.txt</text:p>
          </table:table-cell>
          <table:table-cell office:value-type="float" office:value="106.117983858272" calcext:value-type="float">
            <text:p>106.1179838583</text:p>
          </table:table-cell>
          <table:table-cell/>
          <table:table-cell office:value-type="string" calcext:value-type="string">
            <text:p>output.20x2.mode0.locking.params.n3.d5000.h2.o8.u0.05.run1.txt</text:p>
          </table:table-cell>
          <table:table-cell office:value-type="float" office:value="106.09812252254" calcext:value-type="float">
            <text:p>106.0981225225</text:p>
          </table:table-cell>
          <table:table-cell table:formula="of:=[.E56]-[.B56]" office:value-type="float" office:value="-0.0198613357316191" calcext:value-type="float">
            <text:p>-0.0198613357</text:p>
          </table:table-cell>
        </table:table-row>
        <table:table-row table:style-name="ro1">
          <table:table-cell office:value-type="string" calcext:value-type="string">
            <text:p>output.20x2.mode0.locking.params.n3.d5000.h2.o8.u0.05.run1.txt</text:p>
          </table:table-cell>
          <table:table-cell office:value-type="float" office:value="104.408094513451" calcext:value-type="float">
            <text:p>104.4080945135</text:p>
          </table:table-cell>
          <table:table-cell/>
          <table:table-cell office:value-type="string" calcext:value-type="string">
            <text:p>output.20x2.mode0.locking.params.n3.d5000.h2.o8.u0.05.run1.txt</text:p>
          </table:table-cell>
          <table:table-cell office:value-type="float" office:value="106.391205543173" calcext:value-type="float">
            <text:p>106.3912055432</text:p>
          </table:table-cell>
          <table:table-cell table:formula="of:=[.E57]-[.B57]" office:value-type="float" office:value="1.98311102972217" calcext:value-type="float">
            <text:p>1.9831110297</text:p>
          </table:table-cell>
        </table:table-row>
        <table:table-row table:style-name="ro1">
          <table:table-cell office:value-type="string" calcext:value-type="string">
            <text:p>output.20x2.mode0.locking.params.n3.d5000.h2.o8.u0.05.run1.txt</text:p>
          </table:table-cell>
          <table:table-cell office:value-type="float" office:value="109.957602663057" calcext:value-type="float">
            <text:p>109.9576026631</text:p>
          </table:table-cell>
          <table:table-cell/>
          <table:table-cell office:value-type="string" calcext:value-type="string">
            <text:p>output.20x2.mode0.locking.params.n3.d5000.h2.o8.u0.05.run1.txt</text:p>
          </table:table-cell>
          <table:table-cell office:value-type="float" office:value="107.035232070145" calcext:value-type="float">
            <text:p>107.0352320701</text:p>
          </table:table-cell>
          <table:table-cell table:formula="of:=[.E58]-[.B58]" office:value-type="float" office:value="-2.92237059291288" calcext:value-type="float">
            <text:p>-2.9223705929</text:p>
          </table:table-cell>
        </table:table-row>
        <table:table-row table:style-name="ro1">
          <table:table-cell office:value-type="string" calcext:value-type="string">
            <text:p>output.20x2.mode0.locking.params.n3.d5000.h2.o8.u0.0.run1.txt</text:p>
          </table:table-cell>
          <table:table-cell office:value-type="float" office:value="102.072268729745" calcext:value-type="float">
            <text:p>102.0722687297</text:p>
          </table:table-cell>
          <table:table-cell/>
          <table:table-cell office:value-type="string" calcext:value-type="string">
            <text:p>output.20x2.mode0.locking.params.n3.d5000.h2.o8.u0.0.run1.txt</text:p>
          </table:table-cell>
          <table:table-cell office:value-type="float" office:value="103.956388644412" calcext:value-type="float">
            <text:p>103.9563886444</text:p>
          </table:table-cell>
          <table:table-cell table:formula="of:=[.E59]-[.B59]" office:value-type="float" office:value="1.88411991466673" calcext:value-type="float">
            <text:p>1.8841199147</text:p>
          </table:table-cell>
        </table:table-row>
        <table:table-row table:style-name="ro1">
          <table:table-cell office:value-type="string" calcext:value-type="string">
            <text:p>output.20x2.mode0.locking.params.n3.d5000.h2.o8.u0.0.run1.txt</text:p>
          </table:table-cell>
          <table:table-cell office:value-type="float" office:value="102.310323681366" calcext:value-type="float">
            <text:p>102.3103236814</text:p>
          </table:table-cell>
          <table:table-cell/>
          <table:table-cell office:value-type="string" calcext:value-type="string">
            <text:p>output.20x2.mode0.locking.params.n3.d5000.h2.o8.u0.0.run1.txt</text:p>
          </table:table-cell>
          <table:table-cell office:value-type="float" office:value="102.149723369888" calcext:value-type="float">
            <text:p>102.1497233699</text:p>
          </table:table-cell>
          <table:table-cell table:formula="of:=[.E60]-[.B60]" office:value-type="float" office:value="-0.160600311477864" calcext:value-type="float">
            <text:p>-0.1606003115</text:p>
          </table:table-cell>
        </table:table-row>
        <table:table-row table:style-name="ro1">
          <table:table-cell office:value-type="string" calcext:value-type="string">
            <text:p>output.20x2.mode0.locking.params.n3.d5000.h2.o8.u0.0.run1.txt</text:p>
          </table:table-cell>
          <table:table-cell office:value-type="float" office:value="99.985321868405" calcext:value-type="float">
            <text:p>99.9853218684</text:p>
          </table:table-cell>
          <table:table-cell/>
          <table:table-cell office:value-type="string" calcext:value-type="string">
            <text:p>output.20x2.mode0.locking.params.n3.d5000.h2.o8.u0.0.run1.txt</text:p>
          </table:table-cell>
          <table:table-cell office:value-type="float" office:value="104.479316827001" calcext:value-type="float">
            <text:p>104.479316827</text:p>
          </table:table-cell>
          <table:table-cell table:formula="of:=[.E61]-[.B61]" office:value-type="float" office:value="4.49399495859623" calcext:value-type="float">
            <text:p>4.4939949586</text:p>
          </table:table-cell>
        </table:table-row>
        <table:table-row table:style-name="ro1">
          <table:table-cell office:value-type="string" calcext:value-type="string">
            <text:p>output.20x2.mode0.locking.params.n3.d5000.h2.o8.u0.5.run1.txt</text:p>
          </table:table-cell>
          <table:table-cell office:value-type="float" office:value="102.800602420016" calcext:value-type="float">
            <text:p>102.80060242</text:p>
          </table:table-cell>
          <table:table-cell/>
          <table:table-cell office:value-type="string" calcext:value-type="string">
            <text:p>output.20x2.mode0.locking.params.n3.d5000.h2.o8.u0.5.run1.txt</text:p>
          </table:table-cell>
          <table:table-cell office:value-type="float" office:value="105.683887470212" calcext:value-type="float">
            <text:p>105.6838874702</text:p>
          </table:table-cell>
          <table:table-cell table:formula="of:=[.E62]-[.B62]" office:value-type="float" office:value="2.88328505019626" calcext:value-type="float">
            <text:p>2.8832850502</text:p>
          </table:table-cell>
        </table:table-row>
        <table:table-row table:style-name="ro1">
          <table:table-cell office:value-type="string" calcext:value-type="string">
            <text:p>output.20x2.mode0.locking.params.n3.d5000.h2.o8.u0.5.run1.txt</text:p>
          </table:table-cell>
          <table:table-cell office:value-type="float" office:value="100.960493841202" calcext:value-type="float">
            <text:p>100.9604938412</text:p>
          </table:table-cell>
          <table:table-cell/>
          <table:table-cell office:value-type="string" calcext:value-type="string">
            <text:p>output.20x2.mode0.locking.params.n3.d5000.h2.o8.u0.5.run1.txt</text:p>
          </table:table-cell>
          <table:table-cell office:value-type="float" office:value="103.779951636105" calcext:value-type="float">
            <text:p>103.7799516361</text:p>
          </table:table-cell>
          <table:table-cell table:formula="of:=[.E63]-[.B63]" office:value-type="float" office:value="2.81945779490309" calcext:value-type="float">
            <text:p>2.8194577949</text:p>
          </table:table-cell>
        </table:table-row>
        <table:table-row table:style-name="ro1">
          <table:table-cell office:value-type="string" calcext:value-type="string">
            <text:p>output.20x2.mode0.locking.params.n3.d5000.h2.o8.u0.5.run1.txt</text:p>
          </table:table-cell>
          <table:table-cell office:value-type="float" office:value="99.4388934851543" calcext:value-type="float">
            <text:p>99.4388934852</text:p>
          </table:table-cell>
          <table:table-cell/>
          <table:table-cell office:value-type="string" calcext:value-type="string">
            <text:p>output.20x2.mode0.locking.params.n3.d5000.h2.o8.u0.5.run1.txt</text:p>
          </table:table-cell>
          <table:table-cell office:value-type="float" office:value="103.994537005026" calcext:value-type="float">
            <text:p>103.994537005</text:p>
          </table:table-cell>
          <table:table-cell table:formula="of:=[.E64]-[.B64]" office:value-type="float" office:value="4.55564351987124" calcext:value-type="float">
            <text:p>4.5556435199</text:p>
          </table:table-cell>
        </table:table-row>
        <table:table-row table:style-name="ro1">
          <table:table-cell office:value-type="string" calcext:value-type="string">
            <text:p>output.20x2.mode0.locking.params.n3.d5000.h4.o4.u0.05.run1.txt</text:p>
          </table:table-cell>
          <table:table-cell office:value-type="float" office:value="42.7963654017816" calcext:value-type="float">
            <text:p>42.7963654018</text:p>
          </table:table-cell>
          <table:table-cell/>
          <table:table-cell office:value-type="string" calcext:value-type="string">
            <text:p>output.20x2.mode0.locking.params.n3.d5000.h4.o4.u0.05.run1.txt</text:p>
          </table:table-cell>
          <table:table-cell office:value-type="float" office:value="42.8782910895154" calcext:value-type="float">
            <text:p>42.8782910895</text:p>
          </table:table-cell>
          <table:table-cell table:formula="of:=[.E65]-[.B65]" office:value-type="float" office:value="0.081925687733829" calcext:value-type="float">
            <text:p>0.0819256877</text:p>
          </table:table-cell>
        </table:table-row>
        <table:table-row table:style-name="ro1">
          <table:table-cell office:value-type="string" calcext:value-type="string">
            <text:p>output.20x2.mode0.locking.params.n3.d5000.h4.o4.u0.05.run1.txt</text:p>
          </table:table-cell>
          <table:table-cell office:value-type="float" office:value="42.1400051107471" calcext:value-type="float">
            <text:p>42.1400051107</text:p>
          </table:table-cell>
          <table:table-cell/>
          <table:table-cell office:value-type="string" calcext:value-type="string">
            <text:p>output.20x2.mode0.locking.params.n3.d5000.h4.o4.u0.05.run1.txt</text:p>
          </table:table-cell>
          <table:table-cell office:value-type="float" office:value="42.4531178558152" calcext:value-type="float">
            <text:p>42.4531178558</text:p>
          </table:table-cell>
          <table:table-cell table:formula="of:=[.E66]-[.B66]" office:value-type="float" office:value="0.313112745068189" calcext:value-type="float">
            <text:p>0.3131127451</text:p>
          </table:table-cell>
        </table:table-row>
        <table:table-row table:style-name="ro1">
          <table:table-cell office:value-type="string" calcext:value-type="string">
            <text:p>output.20x2.mode0.locking.params.n3.d5000.h4.o4.u0.05.run1.txt</text:p>
          </table:table-cell>
          <table:table-cell office:value-type="float" office:value="41.6698991227785" calcext:value-type="float">
            <text:p>41.6698991228</text:p>
          </table:table-cell>
          <table:table-cell/>
          <table:table-cell office:value-type="string" calcext:value-type="string">
            <text:p>output.20x2.mode0.locking.params.n3.d5000.h4.o4.u0.05.run1.txt</text:p>
          </table:table-cell>
          <table:table-cell office:value-type="float" office:value="42.4717404471933" calcext:value-type="float">
            <text:p>42.4717404472</text:p>
          </table:table-cell>
          <table:table-cell table:formula="of:=[.E67]-[.B67]" office:value-type="float" office:value="0.801841324414809" calcext:value-type="float">
            <text:p>0.8018413244</text:p>
          </table:table-cell>
        </table:table-row>
        <table:table-row table:style-name="ro1">
          <table:table-cell office:value-type="string" calcext:value-type="string">
            <text:p>output.20x2.mode0.locking.params.n3.d5000.h4.o4.u0.0.run1.txt</text:p>
          </table:table-cell>
          <table:table-cell office:value-type="float" office:value="41.7368362011926" calcext:value-type="float">
            <text:p>41.7368362012</text:p>
          </table:table-cell>
          <table:table-cell/>
          <table:table-cell office:value-type="string" calcext:value-type="string">
            <text:p>output.20x2.mode0.locking.params.n3.d5000.h4.o4.u0.0.run1.txt</text:p>
          </table:table-cell>
          <table:table-cell office:value-type="float" office:value="43.1979472125059" calcext:value-type="float">
            <text:p>43.1979472125</text:p>
          </table:table-cell>
          <table:table-cell table:formula="of:=[.E68]-[.B68]" office:value-type="float" office:value="1.46111101131337" calcext:value-type="float">
            <text:p>1.4611110113</text:p>
          </table:table-cell>
        </table:table-row>
        <table:table-row table:style-name="ro1">
          <table:table-cell office:value-type="string" calcext:value-type="string">
            <text:p>output.20x2.mode0.locking.params.n3.d5000.h4.o4.u0.0.run1.txt</text:p>
          </table:table-cell>
          <table:table-cell office:value-type="float" office:value="40.8540402654531" calcext:value-type="float">
            <text:p>40.8540402655</text:p>
          </table:table-cell>
          <table:table-cell/>
          <table:table-cell office:value-type="string" calcext:value-type="string">
            <text:p>output.20x2.mode0.locking.params.n3.d5000.h4.o4.u0.0.run1.txt</text:p>
          </table:table-cell>
          <table:table-cell office:value-type="float" office:value="42.2781303215813" calcext:value-type="float">
            <text:p>42.2781303216</text:p>
          </table:table-cell>
          <table:table-cell table:formula="of:=[.E69]-[.B69]" office:value-type="float" office:value="1.42409005612817" calcext:value-type="float">
            <text:p>1.4240900561</text:p>
          </table:table-cell>
        </table:table-row>
        <table:table-row table:style-name="ro1">
          <table:table-cell office:value-type="string" calcext:value-type="string">
            <text:p>output.20x2.mode0.locking.params.n3.d5000.h4.o4.u0.0.run1.txt</text:p>
          </table:table-cell>
          <table:table-cell office:value-type="float" office:value="40.1338927052166" calcext:value-type="float">
            <text:p>40.1338927052</text:p>
          </table:table-cell>
          <table:table-cell/>
          <table:table-cell office:value-type="string" calcext:value-type="string">
            <text:p>output.20x2.mode0.locking.params.n3.d5000.h4.o4.u0.0.run1.txt</text:p>
          </table:table-cell>
          <table:table-cell office:value-type="float" office:value="41.7102757972433" calcext:value-type="float">
            <text:p>41.7102757972</text:p>
          </table:table-cell>
          <table:table-cell table:formula="of:=[.E70]-[.B70]" office:value-type="float" office:value="1.57638309202675" calcext:value-type="float">
            <text:p>1.576383092</text:p>
          </table:table-cell>
        </table:table-row>
        <table:table-row table:style-name="ro1">
          <table:table-cell office:value-type="string" calcext:value-type="string">
            <text:p>output.20x2.mode0.locking.params.n3.d5000.h4.o4.u0.5.run1.txt</text:p>
          </table:table-cell>
          <table:table-cell office:value-type="float" office:value="41.9496623596667" calcext:value-type="float">
            <text:p>41.9496623597</text:p>
          </table:table-cell>
          <table:table-cell/>
          <table:table-cell office:value-type="string" calcext:value-type="string">
            <text:p>output.20x2.mode0.locking.params.n3.d5000.h4.o4.u0.5.run1.txt</text:p>
          </table:table-cell>
          <table:table-cell office:value-type="float" office:value="41.8219857503527" calcext:value-type="float">
            <text:p>41.8219857504</text:p>
          </table:table-cell>
          <table:table-cell table:formula="of:=[.E71]-[.B71]" office:value-type="float" office:value="-0.127676609314015" calcext:value-type="float">
            <text:p>-0.1276766093</text:p>
          </table:table-cell>
        </table:table-row>
        <table:table-row table:style-name="ro1">
          <table:table-cell office:value-type="string" calcext:value-type="string">
            <text:p>output.20x2.mode0.locking.params.n3.d5000.h4.o4.u0.5.run1.txt</text:p>
          </table:table-cell>
          <table:table-cell office:value-type="float" office:value="40.2765276778798" calcext:value-type="float">
            <text:p>40.2765276779</text:p>
          </table:table-cell>
          <table:table-cell/>
          <table:table-cell office:value-type="string" calcext:value-type="string">
            <text:p>output.20x2.mode0.locking.params.n3.d5000.h4.o4.u0.5.run1.txt</text:p>
          </table:table-cell>
          <table:table-cell office:value-type="float" office:value="40.7636740452317" calcext:value-type="float">
            <text:p>40.7636740452</text:p>
          </table:table-cell>
          <table:table-cell table:formula="of:=[.E72]-[.B72]" office:value-type="float" office:value="0.487146367351841" calcext:value-type="float">
            <text:p>0.4871463674</text:p>
          </table:table-cell>
        </table:table-row>
        <table:table-row table:style-name="ro1">
          <table:table-cell office:value-type="string" calcext:value-type="string">
            <text:p>output.20x2.mode0.locking.params.n3.d5000.h4.o4.u0.5.run1.txt</text:p>
          </table:table-cell>
          <table:table-cell office:value-type="float" office:value="40.0181683683786" calcext:value-type="float">
            <text:p>40.0181683684</text:p>
          </table:table-cell>
          <table:table-cell/>
          <table:table-cell office:value-type="string" calcext:value-type="string">
            <text:p>output.20x2.mode0.locking.params.n3.d5000.h4.o4.u0.5.run1.txt</text:p>
          </table:table-cell>
          <table:table-cell office:value-type="float" office:value="42.6937581227332" calcext:value-type="float">
            <text:p>42.6937581227</text:p>
          </table:table-cell>
          <table:table-cell table:formula="of:=[.E73]-[.B73]" office:value-type="float" office:value="2.67558975435463" calcext:value-type="float">
            <text:p>2.6755897544</text:p>
          </table:table-cell>
        </table:table-row>
        <table:table-row table:style-name="ro1">
          <table:table-cell office:value-type="string" calcext:value-type="string">
            <text:p>output.20x2.mode0.locking.params.n3.d5000.h8.o2.u0.05.run1.txt</text:p>
          </table:table-cell>
          <table:table-cell office:value-type="float" office:value="18.6943372757786" calcext:value-type="float">
            <text:p>18.6943372758</text:p>
          </table:table-cell>
          <table:table-cell/>
          <table:table-cell office:value-type="string" calcext:value-type="string">
            <text:p>output.20x2.mode0.locking.params.n3.d5000.h8.o2.u0.05.run1.txt</text:p>
          </table:table-cell>
          <table:table-cell office:value-type="float" office:value="19.3264567850252" calcext:value-type="float">
            <text:p>19.326456785</text:p>
          </table:table-cell>
          <table:table-cell table:formula="of:=[.E74]-[.B74]" office:value-type="float" office:value="0.632119509246607" calcext:value-type="float">
            <text:p>0.6321195092</text:p>
          </table:table-cell>
        </table:table-row>
        <table:table-row table:style-name="ro1">
          <table:table-cell office:value-type="string" calcext:value-type="string">
            <text:p>output.20x2.mode0.locking.params.n3.d5000.h8.o2.u0.05.run1.txt</text:p>
          </table:table-cell>
          <table:table-cell office:value-type="float" office:value="18.2431763041811" calcext:value-type="float">
            <text:p>18.2431763042</text:p>
          </table:table-cell>
          <table:table-cell/>
          <table:table-cell office:value-type="string" calcext:value-type="string">
            <text:p>output.20x2.mode0.locking.params.n3.d5000.h8.o2.u0.05.run1.txt</text:p>
          </table:table-cell>
          <table:table-cell office:value-type="float" office:value="18.7054673889985" calcext:value-type="float">
            <text:p>18.705467389</text:p>
          </table:table-cell>
          <table:table-cell table:formula="of:=[.E75]-[.B75]" office:value-type="float" office:value="0.462291084817363" calcext:value-type="float">
            <text:p>0.4622910848</text:p>
          </table:table-cell>
        </table:table-row>
        <table:table-row table:style-name="ro1">
          <table:table-cell office:value-type="string" calcext:value-type="string">
            <text:p>output.20x2.mode0.locking.params.n3.d5000.h8.o2.u0.05.run1.txt</text:p>
          </table:table-cell>
          <table:table-cell office:value-type="float" office:value="17.6492187655725" calcext:value-type="float">
            <text:p>17.6492187656</text:p>
          </table:table-cell>
          <table:table-cell/>
          <table:table-cell office:value-type="string" calcext:value-type="string">
            <text:p>output.20x2.mode0.locking.params.n3.d5000.h8.o2.u0.05.run1.txt</text:p>
          </table:table-cell>
          <table:table-cell office:value-type="float" office:value="18.8850869096102" calcext:value-type="float">
            <text:p>18.8850869096</text:p>
          </table:table-cell>
          <table:table-cell table:formula="of:=[.E76]-[.B76]" office:value-type="float" office:value="1.23586814403762" calcext:value-type="float">
            <text:p>1.235868144</text:p>
          </table:table-cell>
        </table:table-row>
        <table:table-row table:style-name="ro1">
          <table:table-cell office:value-type="string" calcext:value-type="string">
            <text:p>output.20x2.mode0.locking.params.n3.d5000.h8.o2.u0.0.run1.txt</text:p>
          </table:table-cell>
          <table:table-cell office:value-type="float" office:value="18.3455637915603" calcext:value-type="float">
            <text:p>18.3455637916</text:p>
          </table:table-cell>
          <table:table-cell/>
          <table:table-cell office:value-type="string" calcext:value-type="string">
            <text:p>output.20x2.mode0.locking.params.n3.d5000.h8.o2.u0.0.run1.txt</text:p>
          </table:table-cell>
          <table:table-cell office:value-type="float" office:value="19.0330976046206" calcext:value-type="float">
            <text:p>19.0330976046</text:p>
          </table:table-cell>
          <table:table-cell table:formula="of:=[.E77]-[.B77]" office:value-type="float" office:value="0.687533813060263" calcext:value-type="float">
            <text:p>0.6875338131</text:p>
          </table:table-cell>
        </table:table-row>
        <table:table-row table:style-name="ro1">
          <table:table-cell office:value-type="string" calcext:value-type="string">
            <text:p>output.20x2.mode0.locking.params.n3.d5000.h8.o2.u0.0.run1.txt</text:p>
          </table:table-cell>
          <table:table-cell office:value-type="float" office:value="18.1330000010581" calcext:value-type="float">
            <text:p>18.1330000011</text:p>
          </table:table-cell>
          <table:table-cell/>
          <table:table-cell office:value-type="string" calcext:value-type="string">
            <text:p>output.20x2.mode0.locking.params.n3.d5000.h8.o2.u0.0.run1.txt</text:p>
          </table:table-cell>
          <table:table-cell office:value-type="float" office:value="18.7689154809822" calcext:value-type="float">
            <text:p>18.768915481</text:p>
          </table:table-cell>
          <table:table-cell table:formula="of:=[.E78]-[.B78]" office:value-type="float" office:value="0.635915479924112" calcext:value-type="float">
            <text:p>0.6359154799</text:p>
          </table:table-cell>
        </table:table-row>
        <table:table-row table:style-name="ro1">
          <table:table-cell office:value-type="string" calcext:value-type="string">
            <text:p>output.20x2.mode0.locking.params.n3.d5000.h8.o2.u0.0.run1.txt</text:p>
          </table:table-cell>
          <table:table-cell office:value-type="float" office:value="17.1130796341866" calcext:value-type="float">
            <text:p>17.1130796342</text:p>
          </table:table-cell>
          <table:table-cell/>
          <table:table-cell office:value-type="string" calcext:value-type="string">
            <text:p>output.20x2.mode0.locking.params.n3.d5000.h8.o2.u0.0.run1.txt</text:p>
          </table:table-cell>
          <table:table-cell office:value-type="float" office:value="18.7654707621615" calcext:value-type="float">
            <text:p>18.7654707622</text:p>
          </table:table-cell>
          <table:table-cell table:formula="of:=[.E79]-[.B79]" office:value-type="float" office:value="1.65239112797484" calcext:value-type="float">
            <text:p>1.652391128</text:p>
          </table:table-cell>
        </table:table-row>
        <table:table-row table:style-name="ro1">
          <table:table-cell office:value-type="string" calcext:value-type="string">
            <text:p>output.20x2.mode0.locking.params.n3.d5000.h8.o2.u0.5.run1.txt</text:p>
          </table:table-cell>
          <table:table-cell office:value-type="float" office:value="18.0013652071202" calcext:value-type="float">
            <text:p>18.0013652071</text:p>
          </table:table-cell>
          <table:table-cell/>
          <table:table-cell office:value-type="string" calcext:value-type="string">
            <text:p>output.20x2.mode0.locking.params.n3.d5000.h8.o2.u0.5.run1.txt</text:p>
          </table:table-cell>
          <table:table-cell office:value-type="float" office:value="18.9352297402807" calcext:value-type="float">
            <text:p>18.9352297403</text:p>
          </table:table-cell>
          <table:table-cell table:formula="of:=[.E80]-[.B80]" office:value-type="float" office:value="0.933864533160556" calcext:value-type="float">
            <text:p>0.9338645332</text:p>
          </table:table-cell>
        </table:table-row>
        <table:table-row table:style-name="ro1">
          <table:table-cell office:value-type="string" calcext:value-type="string">
            <text:p>output.20x2.mode0.locking.params.n3.d5000.h8.o2.u0.5.run1.txt</text:p>
          </table:table-cell>
          <table:table-cell office:value-type="float" office:value="18.1186501580262" calcext:value-type="float">
            <text:p>18.118650158</text:p>
          </table:table-cell>
          <table:table-cell/>
          <table:table-cell office:value-type="string" calcext:value-type="string">
            <text:p>output.20x2.mode0.locking.params.n3.d5000.h8.o2.u0.5.run1.txt</text:p>
          </table:table-cell>
          <table:table-cell office:value-type="float" office:value="18.8227296478274" calcext:value-type="float">
            <text:p>18.8227296478</text:p>
          </table:table-cell>
          <table:table-cell table:formula="of:=[.E81]-[.B81]" office:value-type="float" office:value="0.70407948980121" calcext:value-type="float">
            <text:p>0.7040794898</text:p>
          </table:table-cell>
        </table:table-row>
        <table:table-row table:style-name="ro1">
          <table:table-cell office:value-type="string" calcext:value-type="string">
            <text:p>output.20x2.mode0.locking.params.n3.d5000.h8.o2.u0.5.run1.txt</text:p>
          </table:table-cell>
          <table:table-cell office:value-type="float" office:value="16.8807592678076" calcext:value-type="float">
            <text:p>16.8807592678</text:p>
          </table:table-cell>
          <table:table-cell/>
          <table:table-cell office:value-type="string" calcext:value-type="string">
            <text:p>output.20x2.mode0.locking.params.n3.d5000.h8.o2.u0.5.run1.txt</text:p>
          </table:table-cell>
          <table:table-cell office:value-type="float" office:value="18.4256808407805" calcext:value-type="float">
            <text:p>18.4256808408</text:p>
          </table:table-cell>
          <table:table-cell table:formula="of:=[.E82]-[.B82]" office:value-type="float" office:value="1.54492157297289" calcext:value-type="float">
            <text:p>1.544921573</text:p>
          </table:table-cell>
        </table:table-row>
        <table:table-row table:style-name="ro1">
          <table:table-cell office:value-type="string" calcext:value-type="string">
            <text:p>output.40x2.mode0.locking.params.n3.d5000.h2.o8.u0.05.run1.txt</text:p>
          </table:table-cell>
          <table:table-cell office:value-type="float" office:value="159.467212443305" calcext:value-type="float">
            <text:p>159.4672124433</text:p>
          </table:table-cell>
          <table:table-cell/>
          <table:table-cell office:value-type="string" calcext:value-type="string">
            <text:p>output.40x2.mode0.locking.params.n3.d5000.h2.o8.u0.05.run1.txt</text:p>
          </table:table-cell>
          <table:table-cell office:value-type="float" office:value="155.618729533163" calcext:value-type="float">
            <text:p>155.6187295332</text:p>
          </table:table-cell>
          <table:table-cell table:formula="of:=[.E83]-[.B83]" office:value-type="float" office:value="-3.84848291014177" calcext:value-type="float">
            <text:p>-3.8484829101</text:p>
          </table:table-cell>
        </table:table-row>
        <table:table-row table:style-name="ro1">
          <table:table-cell office:value-type="string" calcext:value-type="string">
            <text:p>output.40x2.mode0.locking.params.n3.d5000.h2.o8.u0.05.run1.txt</text:p>
          </table:table-cell>
          <table:table-cell office:value-type="float" office:value="160.300662576013" calcext:value-type="float">
            <text:p>160.300662576</text:p>
          </table:table-cell>
          <table:table-cell/>
          <table:table-cell office:value-type="string" calcext:value-type="string">
            <text:p>output.40x2.mode0.locking.params.n3.d5000.h2.o8.u0.05.run1.txt</text:p>
          </table:table-cell>
          <table:table-cell office:value-type="float" office:value="161.008627892024" calcext:value-type="float">
            <text:p>161.008627892</text:p>
          </table:table-cell>
          <table:table-cell table:formula="of:=[.E84]-[.B84]" office:value-type="float" office:value="0.707965316011268" calcext:value-type="float">
            <text:p>0.707965316</text:p>
          </table:table-cell>
        </table:table-row>
        <table:table-row table:style-name="ro1">
          <table:table-cell office:value-type="string" calcext:value-type="string">
            <text:p>output.40x2.mode0.locking.params.n3.d5000.h2.o8.u0.05.run1.txt</text:p>
          </table:table-cell>
          <table:table-cell office:value-type="float" office:value="156.792184884898" calcext:value-type="float">
            <text:p>156.7921848849</text:p>
          </table:table-cell>
          <table:table-cell/>
          <table:table-cell office:value-type="string" calcext:value-type="string">
            <text:p>output.40x2.mode0.locking.params.n3.d5000.h2.o8.u0.05.run1.txt</text:p>
          </table:table-cell>
          <table:table-cell office:value-type="float" office:value="155.592037252643" calcext:value-type="float">
            <text:p>155.5920372526</text:p>
          </table:table-cell>
          <table:table-cell table:formula="of:=[.E85]-[.B85]" office:value-type="float" office:value="-1.20014763225458" calcext:value-type="float">
            <text:p>-1.2001476323</text:p>
          </table:table-cell>
        </table:table-row>
        <table:table-row table:style-name="ro1">
          <table:table-cell office:value-type="string" calcext:value-type="string">
            <text:p>output.40x2.mode0.locking.params.n3.d5000.h2.o8.u0.0.run1.txt</text:p>
          </table:table-cell>
          <table:table-cell office:value-type="float" office:value="154.977251201406" calcext:value-type="float">
            <text:p>154.9772512014</text:p>
          </table:table-cell>
          <table:table-cell/>
          <table:table-cell office:value-type="string" calcext:value-type="string">
            <text:p>output.40x2.mode0.locking.params.n3.d5000.h2.o8.u0.0.run1.txt</text:p>
          </table:table-cell>
          <table:table-cell office:value-type="float" office:value="159.198752855956" calcext:value-type="float">
            <text:p>159.198752856</text:p>
          </table:table-cell>
          <table:table-cell table:formula="of:=[.E86]-[.B86]" office:value-type="float" office:value="4.22150165454983" calcext:value-type="float">
            <text:p>4.2215016545</text:p>
          </table:table-cell>
        </table:table-row>
        <table:table-row table:style-name="ro1">
          <table:table-cell office:value-type="string" calcext:value-type="string">
            <text:p>output.40x2.mode0.locking.params.n3.d5000.h2.o8.u0.0.run1.txt</text:p>
          </table:table-cell>
          <table:table-cell office:value-type="float" office:value="153.330047049688" calcext:value-type="float">
            <text:p>153.3300470497</text:p>
          </table:table-cell>
          <table:table-cell/>
          <table:table-cell office:value-type="string" calcext:value-type="string">
            <text:p>output.40x2.mode0.locking.params.n3.d5000.h2.o8.u0.0.run1.txt</text:p>
          </table:table-cell>
          <table:table-cell office:value-type="float" office:value="160.04898665379" calcext:value-type="float">
            <text:p>160.0489866538</text:p>
          </table:table-cell>
          <table:table-cell table:formula="of:=[.E87]-[.B87]" office:value-type="float" office:value="6.71893960410188" calcext:value-type="float">
            <text:p>6.7189396041</text:p>
          </table:table-cell>
        </table:table-row>
        <table:table-row table:style-name="ro1">
          <table:table-cell office:value-type="string" calcext:value-type="string">
            <text:p>output.40x2.mode0.locking.params.n3.d5000.h2.o8.u0.0.run1.txt</text:p>
          </table:table-cell>
          <table:table-cell office:value-type="float" office:value="152.595969027935" calcext:value-type="float">
            <text:p>152.5959690279</text:p>
          </table:table-cell>
          <table:table-cell/>
          <table:table-cell office:value-type="string" calcext:value-type="string">
            <text:p>output.40x2.mode0.locking.params.n3.d5000.h2.o8.u0.0.run1.txt</text:p>
          </table:table-cell>
          <table:table-cell office:value-type="float" office:value="156.832473218599" calcext:value-type="float">
            <text:p>156.8324732186</text:p>
          </table:table-cell>
          <table:table-cell table:formula="of:=[.E88]-[.B88]" office:value-type="float" office:value="4.23650419066325" calcext:value-type="float">
            <text:p>4.2365041907</text:p>
          </table:table-cell>
        </table:table-row>
        <table:table-row table:style-name="ro1">
          <table:table-cell office:value-type="string" calcext:value-type="string">
            <text:p>output.40x2.mode0.locking.params.n3.d5000.h2.o8.u0.5.run1.txt</text:p>
          </table:table-cell>
          <table:table-cell office:value-type="float" office:value="153.959943997598" calcext:value-type="float">
            <text:p>153.9599439976</text:p>
          </table:table-cell>
          <table:table-cell/>
          <table:table-cell office:value-type="string" calcext:value-type="string">
            <text:p>output.40x2.mode0.locking.params.n3.d5000.h2.o8.u0.5.run1.txt</text:p>
          </table:table-cell>
          <table:table-cell office:value-type="float" office:value="160.101107973191" calcext:value-type="float">
            <text:p>160.1011079732</text:p>
          </table:table-cell>
          <table:table-cell table:formula="of:=[.E89]-[.B89]" office:value-type="float" office:value="6.14116397559337" calcext:value-type="float">
            <text:p>6.1411639756</text:p>
          </table:table-cell>
        </table:table-row>
        <table:table-row table:style-name="ro1">
          <table:table-cell office:value-type="string" calcext:value-type="string">
            <text:p>output.40x2.mode0.locking.params.n3.d5000.h2.o8.u0.5.run1.txt</text:p>
          </table:table-cell>
          <table:table-cell office:value-type="float" office:value="156.724942287746" calcext:value-type="float">
            <text:p>156.7249422877</text:p>
          </table:table-cell>
          <table:table-cell/>
          <table:table-cell office:value-type="string" calcext:value-type="string">
            <text:p>output.40x2.mode0.locking.params.n3.d5000.h2.o8.u0.5.run1.txt</text:p>
          </table:table-cell>
          <table:table-cell office:value-type="float" office:value="159.624953740651" calcext:value-type="float">
            <text:p>159.6249537407</text:p>
          </table:table-cell>
          <table:table-cell table:formula="of:=[.E90]-[.B90]" office:value-type="float" office:value="2.90001145290475" calcext:value-type="float">
            <text:p>2.9000114529</text:p>
          </table:table-cell>
        </table:table-row>
        <table:table-row table:style-name="ro1">
          <table:table-cell office:value-type="string" calcext:value-type="string">
            <text:p>output.40x2.mode0.locking.params.n3.d5000.h2.o8.u0.5.run1.txt</text:p>
          </table:table-cell>
          <table:table-cell office:value-type="float" office:value="152.609838721022" calcext:value-type="float">
            <text:p>152.609838721</text:p>
          </table:table-cell>
          <table:table-cell/>
          <table:table-cell office:value-type="string" calcext:value-type="string">
            <text:p>output.40x2.mode0.locking.params.n3.d5000.h2.o8.u0.5.run1.txt</text:p>
          </table:table-cell>
          <table:table-cell office:value-type="float" office:value="158.473885690588" calcext:value-type="float">
            <text:p>158.4738856906</text:p>
          </table:table-cell>
          <table:table-cell table:formula="of:=[.E91]-[.B91]" office:value-type="float" office:value="5.86404696956586" calcext:value-type="float">
            <text:p>5.8640469696</text:p>
          </table:table-cell>
        </table:table-row>
        <table:table-row table:style-name="ro1">
          <table:table-cell office:value-type="string" calcext:value-type="string">
            <text:p>output.40x2.mode0.locking.params.n3.d5000.h4.o4.u0.05.run1.txt</text:p>
          </table:table-cell>
          <table:table-cell office:value-type="float" office:value="63.4562951053908" calcext:value-type="float">
            <text:p>63.4562951054</text:p>
          </table:table-cell>
          <table:table-cell/>
          <table:table-cell office:value-type="string" calcext:value-type="string">
            <text:p>output.40x2.mode0.locking.params.n3.d5000.h4.o4.u0.05.run1.txt</text:p>
          </table:table-cell>
          <table:table-cell office:value-type="float" office:value="62.4860694051213" calcext:value-type="float">
            <text:p>62.4860694051</text:p>
          </table:table-cell>
          <table:table-cell table:formula="of:=[.E92]-[.B92]" office:value-type="float" office:value="-0.970225700269452" calcext:value-type="float">
            <text:p>-0.9702257003</text:p>
          </table:table-cell>
        </table:table-row>
        <table:table-row table:style-name="ro1">
          <table:table-cell office:value-type="string" calcext:value-type="string">
            <text:p>output.40x2.mode0.locking.params.n3.d5000.h4.o4.u0.05.run1.txt</text:p>
          </table:table-cell>
          <table:table-cell office:value-type="float" office:value="62.9667586952358" calcext:value-type="float">
            <text:p>62.9667586952</text:p>
          </table:table-cell>
          <table:table-cell/>
          <table:table-cell office:value-type="string" calcext:value-type="string">
            <text:p>output.40x2.mode0.locking.params.n3.d5000.h4.o4.u0.05.run1.txt</text:p>
          </table:table-cell>
          <table:table-cell office:value-type="float" office:value="62.2882201376716" calcext:value-type="float">
            <text:p>62.2882201377</text:p>
          </table:table-cell>
          <table:table-cell table:formula="of:=[.E93]-[.B93]" office:value-type="float" office:value="-0.678538557564167" calcext:value-type="float">
            <text:p>-0.6785385576</text:p>
          </table:table-cell>
        </table:table-row>
        <table:table-row table:style-name="ro1">
          <table:table-cell office:value-type="string" calcext:value-type="string">
            <text:p>output.40x2.mode0.locking.params.n3.d5000.h4.o4.u0.05.run1.txt</text:p>
          </table:table-cell>
          <table:table-cell office:value-type="float" office:value="60.4560400888037" calcext:value-type="float">
            <text:p>60.4560400888</text:p>
          </table:table-cell>
          <table:table-cell/>
          <table:table-cell office:value-type="string" calcext:value-type="string">
            <text:p>output.40x2.mode0.locking.params.n3.d5000.h4.o4.u0.05.run1.txt</text:p>
          </table:table-cell>
          <table:table-cell office:value-type="float" office:value="61.4809196715668" calcext:value-type="float">
            <text:p>61.4809196716</text:p>
          </table:table-cell>
          <table:table-cell table:formula="of:=[.E94]-[.B94]" office:value-type="float" office:value="1.02487958276303" calcext:value-type="float">
            <text:p>1.0248795828</text:p>
          </table:table-cell>
        </table:table-row>
        <table:table-row table:style-name="ro1">
          <table:table-cell office:value-type="string" calcext:value-type="string">
            <text:p>output.40x2.mode0.locking.params.n3.d5000.h4.o4.u0.0.run1.txt</text:p>
          </table:table-cell>
          <table:table-cell office:value-type="float" office:value="59.6740309018362" calcext:value-type="float">
            <text:p>59.6740309018</text:p>
          </table:table-cell>
          <table:table-cell/>
          <table:table-cell office:value-type="string" calcext:value-type="string">
            <text:p>output.40x2.mode0.locking.params.n3.d5000.h4.o4.u0.0.run1.txt</text:p>
          </table:table-cell>
          <table:table-cell office:value-type="float" office:value="61.7968670921108" calcext:value-type="float">
            <text:p>61.7968670921</text:p>
          </table:table-cell>
          <table:table-cell table:formula="of:=[.E95]-[.B95]" office:value-type="float" office:value="2.12283619027455" calcext:value-type="float">
            <text:p>2.1228361903</text:p>
          </table:table-cell>
        </table:table-row>
        <table:table-row table:style-name="ro1">
          <table:table-cell office:value-type="string" calcext:value-type="string">
            <text:p>output.40x2.mode0.locking.params.n3.d5000.h4.o4.u0.0.run1.txt</text:p>
          </table:table-cell>
          <table:table-cell office:value-type="float" office:value="60.0537621831142" calcext:value-type="float">
            <text:p>60.0537621831</text:p>
          </table:table-cell>
          <table:table-cell/>
          <table:table-cell office:value-type="string" calcext:value-type="string">
            <text:p>output.40x2.mode0.locking.params.n3.d5000.h4.o4.u0.0.run1.txt</text:p>
          </table:table-cell>
          <table:table-cell office:value-type="float" office:value="62.4648592090453" calcext:value-type="float">
            <text:p>62.464859209</text:p>
          </table:table-cell>
          <table:table-cell table:formula="of:=[.E96]-[.B96]" office:value-type="float" office:value="2.41109702593108" calcext:value-type="float">
            <text:p>2.4110970259</text:p>
          </table:table-cell>
        </table:table-row>
        <table:table-row table:style-name="ro1">
          <table:table-cell office:value-type="string" calcext:value-type="string">
            <text:p>output.40x2.mode0.locking.params.n3.d5000.h4.o4.u0.0.run1.txt</text:p>
          </table:table-cell>
          <table:table-cell office:value-type="float" office:value="58.7063588186847" calcext:value-type="float">
            <text:p>58.7063588187</text:p>
          </table:table-cell>
          <table:table-cell/>
          <table:table-cell office:value-type="string" calcext:value-type="string">
            <text:p>output.40x2.mode0.locking.params.n3.d5000.h4.o4.u0.0.run1.txt</text:p>
          </table:table-cell>
          <table:table-cell office:value-type="float" office:value="61.6892463152488" calcext:value-type="float">
            <text:p>61.6892463152</text:p>
          </table:table-cell>
          <table:table-cell table:formula="of:=[.E97]-[.B97]" office:value-type="float" office:value="2.98288749656412" calcext:value-type="float">
            <text:p>2.9828874966</text:p>
          </table:table-cell>
        </table:table-row>
        <table:table-row table:style-name="ro1">
          <table:table-cell office:value-type="string" calcext:value-type="string">
            <text:p>output.40x2.mode0.locking.params.n3.d5000.h4.o4.u0.5.run1.txt</text:p>
          </table:table-cell>
          <table:table-cell office:value-type="float" office:value="60.5154235171947" calcext:value-type="float">
            <text:p>60.5154235172</text:p>
          </table:table-cell>
          <table:table-cell/>
          <table:table-cell office:value-type="string" calcext:value-type="string">
            <text:p>output.40x2.mode0.locking.params.n3.d5000.h4.o4.u0.5.run1.txt</text:p>
          </table:table-cell>
          <table:table-cell office:value-type="float" office:value="61.4608451037201" calcext:value-type="float">
            <text:p>61.4608451037</text:p>
          </table:table-cell>
          <table:table-cell table:formula="of:=[.E98]-[.B98]" office:value-type="float" office:value="0.945421586525399" calcext:value-type="float">
            <text:p>0.9454215865</text:p>
          </table:table-cell>
        </table:table-row>
        <table:table-row table:style-name="ro1">
          <table:table-cell office:value-type="string" calcext:value-type="string">
            <text:p>output.40x2.mode0.locking.params.n3.d5000.h4.o4.u0.5.run1.txt</text:p>
          </table:table-cell>
          <table:table-cell office:value-type="float" office:value="61.585136878088" calcext:value-type="float">
            <text:p>61.5851368781</text:p>
          </table:table-cell>
          <table:table-cell/>
          <table:table-cell office:value-type="string" calcext:value-type="string">
            <text:p>output.40x2.mode0.locking.params.n3.d5000.h4.o4.u0.5.run1.txt</text:p>
          </table:table-cell>
          <table:table-cell office:value-type="float" office:value="62.5014483554908" calcext:value-type="float">
            <text:p>62.5014483555</text:p>
          </table:table-cell>
          <table:table-cell table:formula="of:=[.E99]-[.B99]" office:value-type="float" office:value="0.916311477402793" calcext:value-type="float">
            <text:p>0.9163114774</text:p>
          </table:table-cell>
        </table:table-row>
        <table:table-row table:style-name="ro1">
          <table:table-cell office:value-type="string" calcext:value-type="string">
            <text:p>output.40x2.mode0.locking.params.n3.d5000.h4.o4.u0.5.run1.txt</text:p>
          </table:table-cell>
          <table:table-cell office:value-type="float" office:value="57.947097197304" calcext:value-type="float">
            <text:p>57.9470971973</text:p>
          </table:table-cell>
          <table:table-cell/>
          <table:table-cell office:value-type="string" calcext:value-type="string">
            <text:p>output.40x2.mode0.locking.params.n3.d5000.h4.o4.u0.5.run1.txt</text:p>
          </table:table-cell>
          <table:table-cell office:value-type="float" office:value="59.9195153515177" calcext:value-type="float">
            <text:p>59.9195153515</text:p>
          </table:table-cell>
          <table:table-cell table:formula="of:=[.E100]-[.B100]" office:value-type="float" office:value="1.97241815421374" calcext:value-type="float">
            <text:p>1.9724181542</text:p>
          </table:table-cell>
        </table:table-row>
        <table:table-row table:style-name="ro1">
          <table:table-cell office:value-type="string" calcext:value-type="string">
            <text:p>output.40x2.mode0.locking.params.n3.d5000.h8.o2.u0.05.run1.txt</text:p>
          </table:table-cell>
          <table:table-cell office:value-type="float" office:value="28.0678130179669" calcext:value-type="float">
            <text:p>28.067813018</text:p>
          </table:table-cell>
          <table:table-cell/>
          <table:table-cell office:value-type="string" calcext:value-type="string">
            <text:p>output.40x2.mode0.locking.params.n3.d5000.h8.o2.u0.05.run1.txt</text:p>
          </table:table-cell>
          <table:table-cell office:value-type="float" office:value="27.1251952343837" calcext:value-type="float">
            <text:p>27.1251952344</text:p>
          </table:table-cell>
          <table:table-cell table:formula="of:=[.E101]-[.B101]" office:value-type="float" office:value="-0.942617783583188" calcext:value-type="float">
            <text:p>-0.9426177836</text:p>
          </table:table-cell>
        </table:table-row>
        <table:table-row table:style-name="ro1">
          <table:table-cell office:value-type="string" calcext:value-type="string">
            <text:p>output.40x2.mode0.locking.params.n3.d5000.h8.o2.u0.05.run1.txt</text:p>
          </table:table-cell>
          <table:table-cell office:value-type="float" office:value="26.6712036156805" calcext:value-type="float">
            <text:p>26.6712036157</text:p>
          </table:table-cell>
          <table:table-cell/>
          <table:table-cell office:value-type="string" calcext:value-type="string">
            <text:p>output.40x2.mode0.locking.params.n3.d5000.h8.o2.u0.05.run1.txt</text:p>
          </table:table-cell>
          <table:table-cell office:value-type="float" office:value="28.1191079772419" calcext:value-type="float">
            <text:p>28.1191079772</text:p>
          </table:table-cell>
          <table:table-cell table:formula="of:=[.E102]-[.B102]" office:value-type="float" office:value="1.44790436156135" calcext:value-type="float">
            <text:p>1.4479043616</text:p>
          </table:table-cell>
        </table:table-row>
        <table:table-row table:style-name="ro1">
          <table:table-cell office:value-type="string" calcext:value-type="string">
            <text:p>output.40x2.mode0.locking.params.n3.d5000.h8.o2.u0.05.run1.txt</text:p>
          </table:table-cell>
          <table:table-cell office:value-type="float" office:value="27.4483485068893" calcext:value-type="float">
            <text:p>27.4483485069</text:p>
          </table:table-cell>
          <table:table-cell/>
          <table:table-cell office:value-type="string" calcext:value-type="string">
            <text:p>output.40x2.mode0.locking.params.n3.d5000.h8.o2.u0.05.run1.txt</text:p>
          </table:table-cell>
          <table:table-cell office:value-type="float" office:value="26.9711784592335" calcext:value-type="float">
            <text:p>26.9711784592</text:p>
          </table:table-cell>
          <table:table-cell table:formula="of:=[.E103]-[.B103]" office:value-type="float" office:value="-0.477170047655768" calcext:value-type="float">
            <text:p>-0.4771700477</text:p>
          </table:table-cell>
        </table:table-row>
        <table:table-row table:style-name="ro1">
          <table:table-cell office:value-type="string" calcext:value-type="string">
            <text:p>output.40x2.mode0.locking.params.n3.d5000.h8.o2.u0.0.run1.txt</text:p>
          </table:table-cell>
          <table:table-cell office:value-type="float" office:value="26.3750200289163" calcext:value-type="float">
            <text:p>26.3750200289</text:p>
          </table:table-cell>
          <table:table-cell/>
          <table:table-cell office:value-type="string" calcext:value-type="string">
            <text:p>output.40x2.mode0.locking.params.n3.d5000.h8.o2.u0.0.run1.txt</text:p>
          </table:table-cell>
          <table:table-cell office:value-type="float" office:value="28.116854607701" calcext:value-type="float">
            <text:p>28.1168546077</text:p>
          </table:table-cell>
          <table:table-cell table:formula="of:=[.E104]-[.B104]" office:value-type="float" office:value="1.74183457878479" calcext:value-type="float">
            <text:p>1.7418345788</text:p>
          </table:table-cell>
        </table:table-row>
        <table:table-row table:style-name="ro1">
          <table:table-cell office:value-type="string" calcext:value-type="string">
            <text:p>output.40x2.mode0.locking.params.n3.d5000.h8.o2.u0.0.run1.txt</text:p>
          </table:table-cell>
          <table:table-cell office:value-type="float" office:value="27.0729564245736" calcext:value-type="float">
            <text:p>27.0729564246</text:p>
          </table:table-cell>
          <table:table-cell/>
          <table:table-cell office:value-type="string" calcext:value-type="string">
            <text:p>output.40x2.mode0.locking.params.n3.d5000.h8.o2.u0.0.run1.txt</text:p>
          </table:table-cell>
          <table:table-cell office:value-type="float" office:value="28.1751636161043" calcext:value-type="float">
            <text:p>28.1751636161</text:p>
          </table:table-cell>
          <table:table-cell table:formula="of:=[.E105]-[.B105]" office:value-type="float" office:value="1.10220719153071" calcext:value-type="float">
            <text:p>1.1022071915</text:p>
          </table:table-cell>
        </table:table-row>
        <table:table-row table:style-name="ro1">
          <table:table-cell office:value-type="string" calcext:value-type="string">
            <text:p>output.40x2.mode0.locking.params.n3.d5000.h8.o2.u0.0.run1.txt</text:p>
          </table:table-cell>
          <table:table-cell office:value-type="float" office:value="27.0250646570905" calcext:value-type="float">
            <text:p>27.0250646571</text:p>
          </table:table-cell>
          <table:table-cell/>
          <table:table-cell office:value-type="string" calcext:value-type="string">
            <text:p>output.40x2.mode0.locking.params.n3.d5000.h8.o2.u0.0.run1.txt</text:p>
          </table:table-cell>
          <table:table-cell office:value-type="float" office:value="27.303315265313" calcext:value-type="float">
            <text:p>27.3033152653</text:p>
          </table:table-cell>
          <table:table-cell table:formula="of:=[.E106]-[.B106]" office:value-type="float" office:value="0.278250608222567" calcext:value-type="float">
            <text:p>0.2782506082</text:p>
          </table:table-cell>
        </table:table-row>
        <table:table-row table:style-name="ro1">
          <table:table-cell office:value-type="string" calcext:value-type="string">
            <text:p>output.40x2.mode0.locking.params.n3.d5000.h8.o2.u0.5.run1.txt</text:p>
          </table:table-cell>
          <table:table-cell office:value-type="float" office:value="26.9553710788519" calcext:value-type="float">
            <text:p>26.9553710789</text:p>
          </table:table-cell>
          <table:table-cell/>
          <table:table-cell office:value-type="string" calcext:value-type="string">
            <text:p>output.40x2.mode0.locking.params.n3.d5000.h8.o2.u0.5.run1.txt</text:p>
          </table:table-cell>
          <table:table-cell office:value-type="float" office:value="27.8049394728059" calcext:value-type="float">
            <text:p>27.8049394728</text:p>
          </table:table-cell>
          <table:table-cell table:formula="of:=[.E107]-[.B107]" office:value-type="float" office:value="0.849568393954016" calcext:value-type="float">
            <text:p>0.849568394</text:p>
          </table:table-cell>
        </table:table-row>
        <table:table-row table:style-name="ro1">
          <table:table-cell office:value-type="string" calcext:value-type="string">
            <text:p>output.40x2.mode0.locking.params.n3.d5000.h8.o2.u0.5.run1.txt</text:p>
          </table:table-cell>
          <table:table-cell office:value-type="float" office:value="25.8349619615586" calcext:value-type="float">
            <text:p>25.8349619616</text:p>
          </table:table-cell>
          <table:table-cell/>
          <table:table-cell office:value-type="string" calcext:value-type="string">
            <text:p>output.40x2.mode0.locking.params.n3.d5000.h8.o2.u0.5.run1.txt</text:p>
          </table:table-cell>
          <table:table-cell office:value-type="float" office:value="27.6048504516999" calcext:value-type="float">
            <text:p>27.6048504517</text:p>
          </table:table-cell>
          <table:table-cell table:formula="of:=[.E108]-[.B108]" office:value-type="float" office:value="1.76988849014134" calcext:value-type="float">
            <text:p>1.7698884901</text:p>
          </table:table-cell>
        </table:table-row>
        <table:table-row table:style-name="ro1">
          <table:table-cell office:value-type="string" calcext:value-type="string">
            <text:p>output.40x2.mode0.locking.params.n3.d5000.h8.o2.u0.5.run1.txt</text:p>
          </table:table-cell>
          <table:table-cell office:value-type="float" office:value="25.7439971928526" calcext:value-type="float">
            <text:p>25.7439971929</text:p>
          </table:table-cell>
          <table:table-cell/>
          <table:table-cell office:value-type="string" calcext:value-type="string">
            <text:p>output.40x2.mode0.locking.params.n3.d5000.h8.o2.u0.5.run1.txt</text:p>
          </table:table-cell>
          <table:table-cell office:value-type="float" office:value="26.3903316507104" calcext:value-type="float">
            <text:p>26.3903316507</text:p>
          </table:table-cell>
          <table:table-cell table:formula="of:=[.E109]-[.B109]" office:value-type="float" office:value="0.646334457857847" calcext:value-type="float">
            <text:p>0.6463344579</text:p>
          </table:table-cell>
        </table:table-row>
        <table:table-row table:style-name="ro1">
          <table:table-cell office:value-type="string" calcext:value-type="string">
            <text:p>output.60x2.mode0.locking.params.n3.d5000.h2.o8.u0.05.run1.txt</text:p>
          </table:table-cell>
          <table:table-cell office:value-type="float" office:value="192.171812030367" calcext:value-type="float">
            <text:p>192.1718120304</text:p>
          </table:table-cell>
          <table:table-cell/>
          <table:table-cell office:value-type="string" calcext:value-type="string">
            <text:p>output.60x2.mode0.locking.params.n3.d5000.h2.o8.u0.05.run1.txt</text:p>
          </table:table-cell>
          <table:table-cell office:value-type="float" office:value="188.724637116121" calcext:value-type="float">
            <text:p>188.7246371161</text:p>
          </table:table-cell>
          <table:table-cell table:formula="of:=[.E110]-[.B110]" office:value-type="float" office:value="-3.44717491424552" calcext:value-type="float">
            <text:p>-3.4471749142</text:p>
          </table:table-cell>
        </table:table-row>
        <table:table-row table:style-name="ro1">
          <table:table-cell office:value-type="string" calcext:value-type="string">
            <text:p>output.60x2.mode0.locking.params.n3.d5000.h2.o8.u0.05.run1.txt</text:p>
          </table:table-cell>
          <table:table-cell office:value-type="float" office:value="191.585578035757" calcext:value-type="float">
            <text:p>191.5855780358</text:p>
          </table:table-cell>
          <table:table-cell/>
          <table:table-cell office:value-type="string" calcext:value-type="string">
            <text:p>output.60x2.mode0.locking.params.n3.d5000.h2.o8.u0.05.run1.txt</text:p>
          </table:table-cell>
          <table:table-cell office:value-type="float" office:value="187.450102424368" calcext:value-type="float">
            <text:p>187.4501024244</text:p>
          </table:table-cell>
          <table:table-cell table:formula="of:=[.E111]-[.B111]" office:value-type="float" office:value="-4.13547561138861" calcext:value-type="float">
            <text:p>-4.1354756114</text:p>
          </table:table-cell>
        </table:table-row>
        <table:table-row table:style-name="ro1">
          <table:table-cell office:value-type="string" calcext:value-type="string">
            <text:p>output.60x2.mode0.locking.params.n3.d5000.h2.o8.u0.05.run1.txt</text:p>
          </table:table-cell>
          <table:table-cell office:value-type="float" office:value="187.52568904906" calcext:value-type="float">
            <text:p>187.5256890491</text:p>
          </table:table-cell>
          <table:table-cell/>
          <table:table-cell office:value-type="string" calcext:value-type="string">
            <text:p>output.60x2.mode0.locking.params.n3.d5000.h2.o8.u0.05.run1.txt</text:p>
          </table:table-cell>
          <table:table-cell office:value-type="float" office:value="190.472549648562" calcext:value-type="float">
            <text:p>190.4725496486</text:p>
          </table:table-cell>
          <table:table-cell table:formula="of:=[.E112]-[.B112]" office:value-type="float" office:value="2.94686059950223" calcext:value-type="float">
            <text:p>2.9468605995</text:p>
          </table:table-cell>
        </table:table-row>
        <table:table-row table:style-name="ro1">
          <table:table-cell office:value-type="string" calcext:value-type="string">
            <text:p>output.60x2.mode0.locking.params.n3.d5000.h2.o8.u0.0.run1.txt</text:p>
          </table:table-cell>
          <table:table-cell office:value-type="float" office:value="186.765118255484" calcext:value-type="float">
            <text:p>186.7651182555</text:p>
          </table:table-cell>
          <table:table-cell/>
          <table:table-cell office:value-type="string" calcext:value-type="string">
            <text:p>output.60x2.mode0.locking.params.n3.d5000.h2.o8.u0.0.run1.txt</text:p>
          </table:table-cell>
          <table:table-cell office:value-type="float" office:value="186.453570697808" calcext:value-type="float">
            <text:p>186.4535706978</text:p>
          </table:table-cell>
          <table:table-cell table:formula="of:=[.E113]-[.B113]" office:value-type="float" office:value="-0.311547557676391" calcext:value-type="float">
            <text:p>-0.3115475577</text:p>
          </table:table-cell>
        </table:table-row>
        <table:table-row table:style-name="ro1">
          <table:table-cell office:value-type="string" calcext:value-type="string">
            <text:p>output.60x2.mode0.locking.params.n3.d5000.h2.o8.u0.0.run1.txt</text:p>
          </table:table-cell>
          <table:table-cell office:value-type="float" office:value="181.013381926254" calcext:value-type="float">
            <text:p>181.0133819263</text:p>
          </table:table-cell>
          <table:table-cell/>
          <table:table-cell office:value-type="string" calcext:value-type="string">
            <text:p>output.60x2.mode0.locking.params.n3.d5000.h2.o8.u0.0.run1.txt</text:p>
          </table:table-cell>
          <table:table-cell office:value-type="float" office:value="187.100636401306" calcext:value-type="float">
            <text:p>187.1006364013</text:p>
          </table:table-cell>
          <table:table-cell table:formula="of:=[.E114]-[.B114]" office:value-type="float" office:value="6.08725447505211" calcext:value-type="float">
            <text:p>6.0872544751</text:p>
          </table:table-cell>
        </table:table-row>
        <table:table-row table:style-name="ro1">
          <table:table-cell office:value-type="string" calcext:value-type="string">
            <text:p>output.60x2.mode0.locking.params.n3.d5000.h2.o8.u0.0.run1.txt</text:p>
          </table:table-cell>
          <table:table-cell office:value-type="float" office:value="186.06313599059" calcext:value-type="float">
            <text:p>186.0631359906</text:p>
          </table:table-cell>
          <table:table-cell/>
          <table:table-cell office:value-type="string" calcext:value-type="string">
            <text:p>output.60x2.mode0.locking.params.n3.d5000.h2.o8.u0.0.run1.txt</text:p>
          </table:table-cell>
          <table:table-cell office:value-type="float" office:value="189.5166788437" calcext:value-type="float">
            <text:p>189.5166788437</text:p>
          </table:table-cell>
          <table:table-cell table:formula="of:=[.E115]-[.B115]" office:value-type="float" office:value="3.45354285310961" calcext:value-type="float">
            <text:p>3.4535428531</text:p>
          </table:table-cell>
        </table:table-row>
        <table:table-row table:style-name="ro1">
          <table:table-cell office:value-type="string" calcext:value-type="string">
            <text:p>output.60x2.mode0.locking.params.n3.d5000.h2.o8.u0.5.run1.txt</text:p>
          </table:table-cell>
          <table:table-cell office:value-type="float" office:value="181.317617220901" calcext:value-type="float">
            <text:p>181.3176172209</text:p>
          </table:table-cell>
          <table:table-cell/>
          <table:table-cell office:value-type="string" calcext:value-type="string">
            <text:p>output.60x2.mode0.locking.params.n3.d5000.h2.o8.u0.5.run1.txt</text:p>
          </table:table-cell>
          <table:table-cell office:value-type="float" office:value="189.902252713327" calcext:value-type="float">
            <text:p>189.9022527133</text:p>
          </table:table-cell>
          <table:table-cell table:formula="of:=[.E116]-[.B116]" office:value-type="float" office:value="8.58463549242595" calcext:value-type="float">
            <text:p>8.5846354924</text:p>
          </table:table-cell>
        </table:table-row>
        <table:table-row table:style-name="ro1">
          <table:table-cell office:value-type="string" calcext:value-type="string">
            <text:p>output.60x2.mode0.locking.params.n3.d5000.h2.o8.u0.5.run1.txt</text:p>
          </table:table-cell>
          <table:table-cell office:value-type="float" office:value="179.696991345337" calcext:value-type="float">
            <text:p>179.6969913453</text:p>
          </table:table-cell>
          <table:table-cell/>
          <table:table-cell office:value-type="string" calcext:value-type="string">
            <text:p>output.60x2.mode0.locking.params.n3.d5000.h2.o8.u0.5.run1.txt</text:p>
          </table:table-cell>
          <table:table-cell office:value-type="float" office:value="184.24777128636" calcext:value-type="float">
            <text:p>184.2477712864</text:p>
          </table:table-cell>
          <table:table-cell table:formula="of:=[.E117]-[.B117]" office:value-type="float" office:value="4.55077994102314" calcext:value-type="float">
            <text:p>4.550779941</text:p>
          </table:table-cell>
        </table:table-row>
        <table:table-row table:style-name="ro1">
          <table:table-cell office:value-type="string" calcext:value-type="string">
            <text:p>output.60x2.mode0.locking.params.n3.d5000.h2.o8.u0.5.run1.txt</text:p>
          </table:table-cell>
          <table:table-cell office:value-type="float" office:value="181.470487983425" calcext:value-type="float">
            <text:p>181.4704879834</text:p>
          </table:table-cell>
          <table:table-cell/>
          <table:table-cell office:value-type="string" calcext:value-type="string">
            <text:p>output.60x2.mode0.locking.params.n3.d5000.h2.o8.u0.5.run1.txt</text:p>
          </table:table-cell>
          <table:table-cell office:value-type="float" office:value="188.106534165964" calcext:value-type="float">
            <text:p>188.106534166</text:p>
          </table:table-cell>
          <table:table-cell table:formula="of:=[.E118]-[.B118]" office:value-type="float" office:value="6.63604618253928" calcext:value-type="float">
            <text:p>6.6360461825</text:p>
          </table:table-cell>
        </table:table-row>
        <table:table-row table:style-name="ro1">
          <table:table-cell office:value-type="string" calcext:value-type="string">
            <text:p>output.60x2.mode0.locking.params.n3.d5000.h4.o4.u0.05.run1.txt</text:p>
          </table:table-cell>
          <table:table-cell office:value-type="float" office:value="73.0922320060589" calcext:value-type="float">
            <text:p>73.0922320061</text:p>
          </table:table-cell>
          <table:table-cell/>
          <table:table-cell office:value-type="string" calcext:value-type="string">
            <text:p>output.60x2.mode0.locking.params.n3.d5000.h4.o4.u0.05.run1.txt</text:p>
          </table:table-cell>
          <table:table-cell office:value-type="float" office:value="75.2265968346437" calcext:value-type="float">
            <text:p>75.2265968346</text:p>
          </table:table-cell>
          <table:table-cell table:formula="of:=[.E119]-[.B119]" office:value-type="float" office:value="2.13436482858485" calcext:value-type="float">
            <text:p>2.1343648286</text:p>
          </table:table-cell>
        </table:table-row>
        <table:table-row table:style-name="ro1">
          <table:table-cell office:value-type="string" calcext:value-type="string">
            <text:p>output.60x2.mode0.locking.params.n3.d5000.h4.o4.u0.05.run1.txt</text:p>
          </table:table-cell>
          <table:table-cell office:value-type="float" office:value="72.8604769545228" calcext:value-type="float">
            <text:p>72.8604769545</text:p>
          </table:table-cell>
          <table:table-cell/>
          <table:table-cell office:value-type="string" calcext:value-type="string">
            <text:p>output.60x2.mode0.locking.params.n3.d5000.h4.o4.u0.05.run1.txt</text:p>
          </table:table-cell>
          <table:table-cell office:value-type="float" office:value="74.2866854184422" calcext:value-type="float">
            <text:p>74.2866854184</text:p>
          </table:table-cell>
          <table:table-cell table:formula="of:=[.E120]-[.B120]" office:value-type="float" office:value="1.42620846391941" calcext:value-type="float">
            <text:p>1.4262084639</text:p>
          </table:table-cell>
        </table:table-row>
        <table:table-row table:style-name="ro1">
          <table:table-cell office:value-type="string" calcext:value-type="string">
            <text:p>output.60x2.mode0.locking.params.n3.d5000.h4.o4.u0.05.run1.txt</text:p>
          </table:table-cell>
          <table:table-cell office:value-type="float" office:value="71.8906119533085" calcext:value-type="float">
            <text:p>71.8906119533</text:p>
          </table:table-cell>
          <table:table-cell/>
          <table:table-cell office:value-type="string" calcext:value-type="string">
            <text:p>output.60x2.mode0.locking.params.n3.d5000.h4.o4.u0.05.run1.txt</text:p>
          </table:table-cell>
          <table:table-cell office:value-type="float" office:value="74.2374437852735" calcext:value-type="float">
            <text:p>74.2374437853</text:p>
          </table:table-cell>
          <table:table-cell table:formula="of:=[.E121]-[.B121]" office:value-type="float" office:value="2.34683183196505" calcext:value-type="float">
            <text:p>2.346831832</text:p>
          </table:table-cell>
        </table:table-row>
        <table:table-row table:style-name="ro1">
          <table:table-cell office:value-type="string" calcext:value-type="string">
            <text:p>output.60x2.mode0.locking.params.n3.d5000.h4.o4.u0.0.run1.txt</text:p>
          </table:table-cell>
          <table:table-cell office:value-type="float" office:value="72.1566825383277" calcext:value-type="float">
            <text:p>72.1566825383</text:p>
          </table:table-cell>
          <table:table-cell/>
          <table:table-cell office:value-type="string" calcext:value-type="string">
            <text:p>output.60x2.mode0.locking.params.n3.d5000.h4.o4.u0.0.run1.txt</text:p>
          </table:table-cell>
          <table:table-cell office:value-type="float" office:value="73.2815108839461" calcext:value-type="float">
            <text:p>73.2815108839</text:p>
          </table:table-cell>
          <table:table-cell table:formula="of:=[.E122]-[.B122]" office:value-type="float" office:value="1.12482834561843" calcext:value-type="float">
            <text:p>1.1248283456</text:p>
          </table:table-cell>
        </table:table-row>
        <table:table-row table:style-name="ro1">
          <table:table-cell office:value-type="string" calcext:value-type="string">
            <text:p>output.60x2.mode0.locking.params.n3.d5000.h4.o4.u0.0.run1.txt</text:p>
          </table:table-cell>
          <table:table-cell office:value-type="float" office:value="71.9355134815846" calcext:value-type="float">
            <text:p>71.9355134816</text:p>
          </table:table-cell>
          <table:table-cell/>
          <table:table-cell office:value-type="string" calcext:value-type="string">
            <text:p>output.60x2.mode0.locking.params.n3.d5000.h4.o4.u0.0.run1.txt</text:p>
          </table:table-cell>
          <table:table-cell office:value-type="float" office:value="74.25521351338" calcext:value-type="float">
            <text:p>74.2552135134</text:p>
          </table:table-cell>
          <table:table-cell table:formula="of:=[.E123]-[.B123]" office:value-type="float" office:value="2.31970003179536" calcext:value-type="float">
            <text:p>2.3197000318</text:p>
          </table:table-cell>
        </table:table-row>
        <table:table-row table:style-name="ro1">
          <table:table-cell office:value-type="string" calcext:value-type="string">
            <text:p>output.60x2.mode0.locking.params.n3.d5000.h4.o4.u0.0.run1.txt</text:p>
          </table:table-cell>
          <table:table-cell office:value-type="float" office:value="71.4520951995125" calcext:value-type="float">
            <text:p>71.4520951995</text:p>
          </table:table-cell>
          <table:table-cell/>
          <table:table-cell office:value-type="string" calcext:value-type="string">
            <text:p>output.60x2.mode0.locking.params.n3.d5000.h4.o4.u0.0.run1.txt</text:p>
          </table:table-cell>
          <table:table-cell office:value-type="float" office:value="73.6720621656487" calcext:value-type="float">
            <text:p>73.6720621656</text:p>
          </table:table-cell>
          <table:table-cell table:formula="of:=[.E124]-[.B124]" office:value-type="float" office:value="2.2199669661362" calcext:value-type="float">
            <text:p>2.2199669661</text:p>
          </table:table-cell>
        </table:table-row>
        <table:table-row table:style-name="ro1">
          <table:table-cell office:value-type="string" calcext:value-type="string">
            <text:p>output.60x2.mode0.locking.params.n3.d5000.h4.o4.u0.5.run1.txt</text:p>
          </table:table-cell>
          <table:table-cell office:value-type="float" office:value="69.6447371738518" calcext:value-type="float">
            <text:p>69.6447371739</text:p>
          </table:table-cell>
          <table:table-cell/>
          <table:table-cell office:value-type="string" calcext:value-type="string">
            <text:p>output.60x2.mode0.locking.params.n3.d5000.h4.o4.u0.5.run1.txt</text:p>
          </table:table-cell>
          <table:table-cell office:value-type="float" office:value="74.2287581700819" calcext:value-type="float">
            <text:p>74.2287581701</text:p>
          </table:table-cell>
          <table:table-cell table:formula="of:=[.E125]-[.B125]" office:value-type="float" office:value="4.58402099623007" calcext:value-type="float">
            <text:p>4.5840209962</text:p>
          </table:table-cell>
        </table:table-row>
        <table:table-row table:style-name="ro1">
          <table:table-cell office:value-type="string" calcext:value-type="string">
            <text:p>output.60x2.mode0.locking.params.n3.d5000.h4.o4.u0.5.run1.txt</text:p>
          </table:table-cell>
          <table:table-cell office:value-type="float" office:value="69.6848924679667" calcext:value-type="float">
            <text:p>69.684892468</text:p>
          </table:table-cell>
          <table:table-cell/>
          <table:table-cell office:value-type="string" calcext:value-type="string">
            <text:p>output.60x2.mode0.locking.params.n3.d5000.h4.o4.u0.5.run1.txt</text:p>
          </table:table-cell>
          <table:table-cell office:value-type="float" office:value="74.10607231534" calcext:value-type="float">
            <text:p>74.1060723153</text:p>
          </table:table-cell>
          <table:table-cell table:formula="of:=[.E126]-[.B126]" office:value-type="float" office:value="4.42117984737334" calcext:value-type="float">
            <text:p>4.4211798474</text:p>
          </table:table-cell>
        </table:table-row>
        <table:table-row table:style-name="ro1">
          <table:table-cell office:value-type="string" calcext:value-type="string">
            <text:p>output.60x2.mode0.locking.params.n3.d5000.h4.o4.u0.5.run1.txt</text:p>
          </table:table-cell>
          <table:table-cell office:value-type="float" office:value="70.2054784307978" calcext:value-type="float">
            <text:p>70.2054784308</text:p>
          </table:table-cell>
          <table:table-cell/>
          <table:table-cell office:value-type="string" calcext:value-type="string">
            <text:p>output.60x2.mode0.locking.params.n3.d5000.h4.o4.u0.5.run1.txt</text:p>
          </table:table-cell>
          <table:table-cell office:value-type="float" office:value="73.1307768595216" calcext:value-type="float">
            <text:p>73.1307768595</text:p>
          </table:table-cell>
          <table:table-cell table:formula="of:=[.E127]-[.B127]" office:value-type="float" office:value="2.92529842872382" calcext:value-type="float">
            <text:p>2.9252984287</text:p>
          </table:table-cell>
        </table:table-row>
        <table:table-row table:style-name="ro1">
          <table:table-cell office:value-type="string" calcext:value-type="string">
            <text:p>output.60x2.mode0.locking.params.n3.d5000.h8.o2.u0.05.run1.txt</text:p>
          </table:table-cell>
          <table:table-cell office:value-type="float" office:value="32.5781278610236" calcext:value-type="float">
            <text:p>32.578127861</text:p>
          </table:table-cell>
          <table:table-cell/>
          <table:table-cell office:value-type="string" calcext:value-type="string">
            <text:p>output.60x2.mode0.locking.params.n3.d5000.h8.o2.u0.05.run1.txt</text:p>
          </table:table-cell>
          <table:table-cell office:value-type="float" office:value="33.5407599503398" calcext:value-type="float">
            <text:p>33.5407599503</text:p>
          </table:table-cell>
          <table:table-cell table:formula="of:=[.E128]-[.B128]" office:value-type="float" office:value="0.962632089316138" calcext:value-type="float">
            <text:p>0.9626320893</text:p>
          </table:table-cell>
        </table:table-row>
        <table:table-row table:style-name="ro1">
          <table:table-cell office:value-type="string" calcext:value-type="string">
            <text:p>output.60x2.mode0.locking.params.n3.d5000.h8.o2.u0.05.run1.txt</text:p>
          </table:table-cell>
          <table:table-cell office:value-type="float" office:value="32.830936281186" calcext:value-type="float">
            <text:p>32.8309362812</text:p>
          </table:table-cell>
          <table:table-cell/>
          <table:table-cell office:value-type="string" calcext:value-type="string">
            <text:p>output.60x2.mode0.locking.params.n3.d5000.h8.o2.u0.05.run1.txt</text:p>
          </table:table-cell>
          <table:table-cell office:value-type="float" office:value="32.9066943924792" calcext:value-type="float">
            <text:p>32.9066943925</text:p>
          </table:table-cell>
          <table:table-cell table:formula="of:=[.E129]-[.B129]" office:value-type="float" office:value="0.0757581112931192" calcext:value-type="float">
            <text:p>0.0757581113</text:p>
          </table:table-cell>
        </table:table-row>
        <table:table-row table:style-name="ro1">
          <table:table-cell office:value-type="string" calcext:value-type="string">
            <text:p>output.60x2.mode0.locking.params.n3.d5000.h8.o2.u0.05.run1.txt</text:p>
          </table:table-cell>
          <table:table-cell office:value-type="float" office:value="31.9919373093789" calcext:value-type="float">
            <text:p>31.9919373094</text:p>
          </table:table-cell>
          <table:table-cell/>
          <table:table-cell office:value-type="string" calcext:value-type="string">
            <text:p>output.60x2.mode0.locking.params.n3.d5000.h8.o2.u0.05.run1.txt</text:p>
          </table:table-cell>
          <table:table-cell office:value-type="float" office:value="32.9312792755216" calcext:value-type="float">
            <text:p>32.9312792755</text:p>
          </table:table-cell>
          <table:table-cell table:formula="of:=[.E130]-[.B130]" office:value-type="float" office:value="0.939341966142774" calcext:value-type="float">
            <text:p>0.9393419661</text:p>
          </table:table-cell>
        </table:table-row>
        <table:table-row table:style-name="ro1">
          <table:table-cell office:value-type="string" calcext:value-type="string">
            <text:p>output.60x2.mode0.locking.params.n3.d5000.h8.o2.u0.0.run1.txt</text:p>
          </table:table-cell>
          <table:table-cell office:value-type="float" office:value="32.4301423859555" calcext:value-type="float">
            <text:p>32.430142386</text:p>
          </table:table-cell>
          <table:table-cell/>
          <table:table-cell office:value-type="string" calcext:value-type="string">
            <text:p>output.60x2.mode0.locking.params.n3.d5000.h8.o2.u0.0.run1.txt</text:p>
          </table:table-cell>
          <table:table-cell office:value-type="float" office:value="33.9027850250114" calcext:value-type="float">
            <text:p>33.902785025</text:p>
          </table:table-cell>
          <table:table-cell table:formula="of:=[.E131]-[.B131]" office:value-type="float" office:value="1.47264263905586" calcext:value-type="float">
            <text:p>1.4726426391</text:p>
          </table:table-cell>
        </table:table-row>
        <table:table-row table:style-name="ro1">
          <table:table-cell office:value-type="string" calcext:value-type="string">
            <text:p>output.60x2.mode0.locking.params.n3.d5000.h8.o2.u0.0.run1.txt</text:p>
          </table:table-cell>
          <table:table-cell office:value-type="float" office:value="32.4138207289164" calcext:value-type="float">
            <text:p>32.4138207289</text:p>
          </table:table-cell>
          <table:table-cell/>
          <table:table-cell office:value-type="string" calcext:value-type="string">
            <text:p>output.60x2.mode0.locking.params.n3.d5000.h8.o2.u0.0.run1.txt</text:p>
          </table:table-cell>
          <table:table-cell office:value-type="float" office:value="32.8730966920091" calcext:value-type="float">
            <text:p>32.873096692</text:p>
          </table:table-cell>
          <table:table-cell table:formula="of:=[.E132]-[.B132]" office:value-type="float" office:value="0.459275963092651" calcext:value-type="float">
            <text:p>0.4592759631</text:p>
          </table:table-cell>
        </table:table-row>
        <table:table-row table:style-name="ro1">
          <table:table-cell office:value-type="string" calcext:value-type="string">
            <text:p>output.60x2.mode0.locking.params.n3.d5000.h8.o2.u0.0.run1.txt</text:p>
          </table:table-cell>
          <table:table-cell office:value-type="float" office:value="31.9085304957359" calcext:value-type="float">
            <text:p>31.9085304957</text:p>
          </table:table-cell>
          <table:table-cell/>
          <table:table-cell office:value-type="string" calcext:value-type="string">
            <text:p>output.60x2.mode0.locking.params.n3.d5000.h8.o2.u0.0.run1.txt</text:p>
          </table:table-cell>
          <table:table-cell office:value-type="float" office:value="32.3528189936769" calcext:value-type="float">
            <text:p>32.3528189937</text:p>
          </table:table-cell>
          <table:table-cell table:formula="of:=[.E133]-[.B133]" office:value-type="float" office:value="0.44428849794101" calcext:value-type="float">
            <text:p>0.4442884979</text:p>
          </table:table-cell>
        </table:table-row>
        <table:table-row table:style-name="ro1">
          <table:table-cell office:value-type="string" calcext:value-type="string">
            <text:p>output.60x2.mode0.locking.params.n3.d5000.h8.o2.u0.5.run1.txt</text:p>
          </table:table-cell>
          <table:table-cell office:value-type="float" office:value="30.6675599721647" calcext:value-type="float">
            <text:p>30.6675599722</text:p>
          </table:table-cell>
          <table:table-cell/>
          <table:table-cell office:value-type="string" calcext:value-type="string">
            <text:p>output.60x2.mode0.locking.params.n3.d5000.h8.o2.u0.5.run1.txt</text:p>
          </table:table-cell>
          <table:table-cell office:value-type="float" office:value="33.1877230127762" calcext:value-type="float">
            <text:p>33.1877230128</text:p>
          </table:table-cell>
          <table:table-cell table:formula="of:=[.E134]-[.B134]" office:value-type="float" office:value="2.52016304061148" calcext:value-type="float">
            <text:p>2.5201630406</text:p>
          </table:table-cell>
        </table:table-row>
        <table:table-row table:style-name="ro1">
          <table:table-cell office:value-type="string" calcext:value-type="string">
            <text:p>output.60x2.mode0.locking.params.n3.d5000.h8.o2.u0.5.run1.txt</text:p>
          </table:table-cell>
          <table:table-cell office:value-type="float" office:value="30.6875737397929" calcext:value-type="float">
            <text:p>30.6875737398</text:p>
          </table:table-cell>
          <table:table-cell/>
          <table:table-cell office:value-type="string" calcext:value-type="string">
            <text:p>output.60x2.mode0.locking.params.n3.d5000.h8.o2.u0.5.run1.txt</text:p>
          </table:table-cell>
          <table:table-cell office:value-type="float" office:value="33.0194485273399" calcext:value-type="float">
            <text:p>33.0194485273</text:p>
          </table:table-cell>
          <table:table-cell table:formula="of:=[.E135]-[.B135]" office:value-type="float" office:value="2.33187478754695" calcext:value-type="float">
            <text:p>2.3318747875</text:p>
          </table:table-cell>
        </table:table-row>
        <table:table-row table:style-name="ro1">
          <table:table-cell office:value-type="string" calcext:value-type="string">
            <text:p>output.60x2.mode0.locking.params.n3.d5000.h8.o2.u0.5.run1.txt</text:p>
          </table:table-cell>
          <table:table-cell office:value-type="float" office:value="30.3395824844253" calcext:value-type="float">
            <text:p>30.3395824844</text:p>
          </table:table-cell>
          <table:table-cell/>
          <table:table-cell office:value-type="string" calcext:value-type="string">
            <text:p>output.60x2.mode0.locking.params.n3.d5000.h8.o2.u0.5.run1.txt</text:p>
          </table:table-cell>
          <table:table-cell office:value-type="float" office:value="32.2376145152054" calcext:value-type="float">
            <text:p>32.2376145152</text:p>
          </table:table-cell>
          <table:table-cell table:formula="of:=[.E136]-[.B136]" office:value-type="float" office:value="1.89803203078016" calcext:value-type="float">
            <text:p>1.8980320308</text:p>
          </table:table-cell>
        </table:table-row>
        <table:table-row table:style-name="ro1">
          <table:table-cell office:value-type="string" calcext:value-type="string">
            <text:p>output.80x2.mode0.locking.params.n3.d5000.h2.o8.u0.05.run1.txt</text:p>
          </table:table-cell>
          <table:table-cell office:value-type="float" office:value="206.099101003243" calcext:value-type="float">
            <text:p>206.0991010032</text:p>
          </table:table-cell>
          <table:table-cell/>
          <table:table-cell office:value-type="string" calcext:value-type="string">
            <text:p>output.80x2.mode0.locking.params.n3.d5000.h2.o8.u0.05.run1.txt</text:p>
          </table:table-cell>
          <table:table-cell office:value-type="float" office:value="209.993107100963" calcext:value-type="float">
            <text:p>209.993107101</text:p>
          </table:table-cell>
          <table:table-cell table:formula="of:=[.E137]-[.B137]" office:value-type="float" office:value="3.89400609772002" calcext:value-type="float">
            <text:p>3.8940060977</text:p>
          </table:table-cell>
        </table:table-row>
        <table:table-row table:style-name="ro1">
          <table:table-cell office:value-type="string" calcext:value-type="string">
            <text:p>output.80x2.mode0.locking.params.n3.d5000.h2.o8.u0.05.run1.txt</text:p>
          </table:table-cell>
          <table:table-cell office:value-type="float" office:value="211.922869755198" calcext:value-type="float">
            <text:p>211.9228697552</text:p>
          </table:table-cell>
          <table:table-cell/>
          <table:table-cell office:value-type="string" calcext:value-type="string">
            <text:p>output.80x2.mode0.locking.params.n3.d5000.h2.o8.u0.05.run1.txt</text:p>
          </table:table-cell>
          <table:table-cell office:value-type="float" office:value="211.25972449534" calcext:value-type="float">
            <text:p>211.2597244953</text:p>
          </table:table-cell>
          <table:table-cell table:formula="of:=[.E138]-[.B138]" office:value-type="float" office:value="-0.663145259858396" calcext:value-type="float">
            <text:p>-0.6631452599</text:p>
          </table:table-cell>
        </table:table-row>
        <table:table-row table:style-name="ro1">
          <table:table-cell office:value-type="string" calcext:value-type="string">
            <text:p>output.80x2.mode0.locking.params.n3.d5000.h2.o8.u0.05.run1.txt</text:p>
          </table:table-cell>
          <table:table-cell office:value-type="float" office:value="205.504916494943" calcext:value-type="float">
            <text:p>205.5049164949</text:p>
          </table:table-cell>
          <table:table-cell/>
          <table:table-cell office:value-type="string" calcext:value-type="string">
            <text:p>output.80x2.mode0.locking.params.n3.d5000.h2.o8.u0.05.run1.txt</text:p>
          </table:table-cell>
          <table:table-cell office:value-type="float" office:value="206.42551460957" calcext:value-type="float">
            <text:p>206.4255146096</text:p>
          </table:table-cell>
          <table:table-cell table:formula="of:=[.E139]-[.B139]" office:value-type="float" office:value="0.920598114627637" calcext:value-type="float">
            <text:p>0.9205981146</text:p>
          </table:table-cell>
        </table:table-row>
        <table:table-row table:style-name="ro1">
          <table:table-cell office:value-type="string" calcext:value-type="string">
            <text:p>output.80x2.mode0.locking.params.n3.d5000.h2.o8.u0.0.run1.txt</text:p>
          </table:table-cell>
          <table:table-cell office:value-type="float" office:value="202.786641872433" calcext:value-type="float">
            <text:p>202.7866418724</text:p>
          </table:table-cell>
          <table:table-cell/>
          <table:table-cell office:value-type="string" calcext:value-type="string">
            <text:p>output.80x2.mode0.locking.params.n3.d5000.h2.o8.u0.0.run1.txt</text:p>
          </table:table-cell>
          <table:table-cell office:value-type="float" office:value="211.431953437809" calcext:value-type="float">
            <text:p>211.4319534378</text:p>
          </table:table-cell>
          <table:table-cell table:formula="of:=[.E140]-[.B140]" office:value-type="float" office:value="8.64531156537674" calcext:value-type="float">
            <text:p>8.6453115654</text:p>
          </table:table-cell>
        </table:table-row>
        <table:table-row table:style-name="ro1">
          <table:table-cell office:value-type="string" calcext:value-type="string">
            <text:p>output.80x2.mode0.locking.params.n3.d5000.h2.o8.u0.0.run1.txt</text:p>
          </table:table-cell>
          <table:table-cell office:value-type="float" office:value="202.391967804907" calcext:value-type="float">
            <text:p>202.3919678049</text:p>
          </table:table-cell>
          <table:table-cell/>
          <table:table-cell office:value-type="string" calcext:value-type="string">
            <text:p>output.80x2.mode0.locking.params.n3.d5000.h2.o8.u0.0.run1.txt</text:p>
          </table:table-cell>
          <table:table-cell office:value-type="float" office:value="208.697565811859" calcext:value-type="float">
            <text:p>208.6975658119</text:p>
          </table:table-cell>
          <table:table-cell table:formula="of:=[.E141]-[.B141]" office:value-type="float" office:value="6.30559800695241" calcext:value-type="float">
            <text:p>6.305598007</text:p>
          </table:table-cell>
        </table:table-row>
        <table:table-row table:style-name="ro1">
          <table:table-cell office:value-type="string" calcext:value-type="string">
            <text:p>output.80x2.mode0.locking.params.n3.d5000.h2.o8.u0.0.run1.txt</text:p>
          </table:table-cell>
          <table:table-cell office:value-type="float" office:value="198.782417108575" calcext:value-type="float">
            <text:p>198.7824171086</text:p>
          </table:table-cell>
          <table:table-cell/>
          <table:table-cell office:value-type="string" calcext:value-type="string">
            <text:p>output.80x2.mode0.locking.params.n3.d5000.h2.o8.u0.0.run1.txt</text:p>
          </table:table-cell>
          <table:table-cell office:value-type="float" office:value="206.273986966094" calcext:value-type="float">
            <text:p>206.2739869661</text:p>
          </table:table-cell>
          <table:table-cell table:formula="of:=[.E142]-[.B142]" office:value-type="float" office:value="7.4915698575185" calcext:value-type="float">
            <text:p>7.4915698575</text:p>
          </table:table-cell>
        </table:table-row>
        <table:table-row table:style-name="ro1">
          <table:table-cell office:value-type="string" calcext:value-type="string">
            <text:p>output.80x2.mode0.locking.params.n3.d5000.h2.o8.u0.5.run1.txt</text:p>
          </table:table-cell>
          <table:table-cell office:value-type="float" office:value="201.975940494363" calcext:value-type="float">
            <text:p>201.9759404944</text:p>
          </table:table-cell>
          <table:table-cell/>
          <table:table-cell office:value-type="string" calcext:value-type="string">
            <text:p>output.80x2.mode0.locking.params.n3.d5000.h2.o8.u0.5.run1.txt</text:p>
          </table:table-cell>
          <table:table-cell office:value-type="float" office:value="203.968249526264" calcext:value-type="float">
            <text:p>203.9682495263</text:p>
          </table:table-cell>
          <table:table-cell table:formula="of:=[.E143]-[.B143]" office:value-type="float" office:value="1.99230903190079" calcext:value-type="float">
            <text:p>1.9923090319</text:p>
          </table:table-cell>
        </table:table-row>
        <table:table-row table:style-name="ro1">
          <table:table-cell office:value-type="string" calcext:value-type="string">
            <text:p>output.80x2.mode0.locking.params.n3.d5000.h2.o8.u0.5.run1.txt</text:p>
          </table:table-cell>
          <table:table-cell office:value-type="float" office:value="199.852719601621" calcext:value-type="float">
            <text:p>199.8527196016</text:p>
          </table:table-cell>
          <table:table-cell/>
          <table:table-cell office:value-type="string" calcext:value-type="string">
            <text:p>output.80x2.mode0.locking.params.n3.d5000.h2.o8.u0.5.run1.txt</text:p>
          </table:table-cell>
          <table:table-cell office:value-type="float" office:value="203.446725551854" calcext:value-type="float">
            <text:p>203.4467255519</text:p>
          </table:table-cell>
          <table:table-cell table:formula="of:=[.E144]-[.B144]" office:value-type="float" office:value="3.59400595023351" calcext:value-type="float">
            <text:p>3.5940059502</text:p>
          </table:table-cell>
        </table:table-row>
        <table:table-row table:style-name="ro1">
          <table:table-cell office:value-type="string" calcext:value-type="string">
            <text:p>output.80x2.mode0.locking.params.n3.d5000.h2.o8.u0.5.run1.txt</text:p>
          </table:table-cell>
          <table:table-cell office:value-type="float" office:value="198.386350973609" calcext:value-type="float">
            <text:p>198.3863509736</text:p>
          </table:table-cell>
          <table:table-cell/>
          <table:table-cell office:value-type="string" calcext:value-type="string">
            <text:p>output.80x2.mode0.locking.params.n3.d5000.h2.o8.u0.5.run1.txt</text:p>
          </table:table-cell>
          <table:table-cell office:value-type="float" office:value="209.208988492276" calcext:value-type="float">
            <text:p>209.2089884923</text:p>
          </table:table-cell>
          <table:table-cell table:formula="of:=[.E145]-[.B145]" office:value-type="float" office:value="10.8226375186672" calcext:value-type="float">
            <text:p>10.8226375187</text:p>
          </table:table-cell>
        </table:table-row>
        <table:table-row table:style-name="ro1">
          <table:table-cell office:value-type="string" calcext:value-type="string">
            <text:p>output.80x2.mode0.locking.params.n3.d5000.h4.o4.u0.05.run1.txt</text:p>
          </table:table-cell>
          <table:table-cell office:value-type="float" office:value="80.6642273303815" calcext:value-type="float">
            <text:p>80.6642273304</text:p>
          </table:table-cell>
          <table:table-cell/>
          <table:table-cell office:value-type="string" calcext:value-type="string">
            <text:p>output.80x2.mode0.locking.params.n3.d5000.h4.o4.u0.05.run1.txt</text:p>
          </table:table-cell>
          <table:table-cell office:value-type="float" office:value="79.9671590215188" calcext:value-type="float">
            <text:p>79.9671590215</text:p>
          </table:table-cell>
          <table:table-cell table:formula="of:=[.E146]-[.B146]" office:value-type="float" office:value="-0.697068308862754" calcext:value-type="float">
            <text:p>-0.6970683089</text:p>
          </table:table-cell>
        </table:table-row>
        <table:table-row table:style-name="ro1">
          <table:table-cell office:value-type="string" calcext:value-type="string">
            <text:p>output.80x2.mode0.locking.params.n3.d5000.h4.o4.u0.05.run1.txt</text:p>
          </table:table-cell>
          <table:table-cell office:value-type="float" office:value="80.2508672707445" calcext:value-type="float">
            <text:p>80.2508672707</text:p>
          </table:table-cell>
          <table:table-cell/>
          <table:table-cell office:value-type="string" calcext:value-type="string">
            <text:p>output.80x2.mode0.locking.params.n3.d5000.h4.o4.u0.05.run1.txt</text:p>
          </table:table-cell>
          <table:table-cell office:value-type="float" office:value="78.3639640096935" calcext:value-type="float">
            <text:p>78.3639640097</text:p>
          </table:table-cell>
          <table:table-cell table:formula="of:=[.E147]-[.B147]" office:value-type="float" office:value="-1.88690326105102" calcext:value-type="float">
            <text:p>-1.8869032611</text:p>
          </table:table-cell>
        </table:table-row>
        <table:table-row table:style-name="ro1">
          <table:table-cell office:value-type="string" calcext:value-type="string">
            <text:p>output.80x2.mode0.locking.params.n3.d5000.h4.o4.u0.05.run1.txt</text:p>
          </table:table-cell>
          <table:table-cell office:value-type="float" office:value="80.1576947624831" calcext:value-type="float">
            <text:p>80.1576947625</text:p>
          </table:table-cell>
          <table:table-cell/>
          <table:table-cell office:value-type="string" calcext:value-type="string">
            <text:p>output.80x2.mode0.locking.params.n3.d5000.h4.o4.u0.05.run1.txt</text:p>
          </table:table-cell>
          <table:table-cell office:value-type="float" office:value="80.2505166590431" calcext:value-type="float">
            <text:p>80.250516659</text:p>
          </table:table-cell>
          <table:table-cell table:formula="of:=[.E148]-[.B148]" office:value-type="float" office:value="0.0928218965600109" calcext:value-type="float">
            <text:p>0.0928218966</text:p>
          </table:table-cell>
        </table:table-row>
        <table:table-row table:style-name="ro1">
          <table:table-cell office:value-type="string" calcext:value-type="string">
            <text:p>output.80x2.mode0.locking.params.n3.d5000.h4.o4.u0.0.run1.txt</text:p>
          </table:table-cell>
          <table:table-cell office:value-type="float" office:value="79.2307596032067" calcext:value-type="float">
            <text:p>79.2307596032</text:p>
          </table:table-cell>
          <table:table-cell/>
          <table:table-cell office:value-type="string" calcext:value-type="string">
            <text:p>output.80x2.mode0.locking.params.n3.d5000.h4.o4.u0.0.run1.txt</text:p>
          </table:table-cell>
          <table:table-cell office:value-type="float" office:value="80.3220418637785" calcext:value-type="float">
            <text:p>80.3220418638</text:p>
          </table:table-cell>
          <table:table-cell table:formula="of:=[.E149]-[.B149]" office:value-type="float" office:value="1.09128226057173" calcext:value-type="float">
            <text:p>1.0912822606</text:p>
          </table:table-cell>
        </table:table-row>
        <table:table-row table:style-name="ro1">
          <table:table-cell office:value-type="string" calcext:value-type="string">
            <text:p>output.80x2.mode0.locking.params.n3.d5000.h4.o4.u0.0.run1.txt</text:p>
          </table:table-cell>
          <table:table-cell office:value-type="float" office:value="76.8749706407988" calcext:value-type="float">
            <text:p>76.8749706408</text:p>
          </table:table-cell>
          <table:table-cell/>
          <table:table-cell office:value-type="string" calcext:value-type="string">
            <text:p>output.80x2.mode0.locking.params.n3.d5000.h4.o4.u0.0.run1.txt</text:p>
          </table:table-cell>
          <table:table-cell office:value-type="float" office:value="80.3644243136079" calcext:value-type="float">
            <text:p>80.3644243136</text:p>
          </table:table-cell>
          <table:table-cell table:formula="of:=[.E150]-[.B150]" office:value-type="float" office:value="3.48945367280906" calcext:value-type="float">
            <text:p>3.4894536728</text:p>
          </table:table-cell>
        </table:table-row>
        <table:table-row table:style-name="ro1">
          <table:table-cell office:value-type="string" calcext:value-type="string">
            <text:p>output.80x2.mode0.locking.params.n3.d5000.h4.o4.u0.0.run1.txt</text:p>
          </table:table-cell>
          <table:table-cell office:value-type="float" office:value="76.6535465067136" calcext:value-type="float">
            <text:p>76.6535465067</text:p>
          </table:table-cell>
          <table:table-cell/>
          <table:table-cell office:value-type="string" calcext:value-type="string">
            <text:p>output.80x2.mode0.locking.params.n3.d5000.h4.o4.u0.0.run1.txt</text:p>
          </table:table-cell>
          <table:table-cell office:value-type="float" office:value="81.2467914023618" calcext:value-type="float">
            <text:p>81.2467914024</text:p>
          </table:table-cell>
          <table:table-cell table:formula="of:=[.E151]-[.B151]" office:value-type="float" office:value="4.59324489564824" calcext:value-type="float">
            <text:p>4.5932448956</text:p>
          </table:table-cell>
        </table:table-row>
        <table:table-row table:style-name="ro1">
          <table:table-cell office:value-type="string" calcext:value-type="string">
            <text:p>output.80x2.mode0.locking.params.n3.d5000.h4.o4.u0.5.run1.txt</text:p>
          </table:table-cell>
          <table:table-cell office:value-type="float" office:value="76.129305026017" calcext:value-type="float">
            <text:p>76.129305026</text:p>
          </table:table-cell>
          <table:table-cell/>
          <table:table-cell office:value-type="string" calcext:value-type="string">
            <text:p>output.80x2.mode0.locking.params.n3.d5000.h4.o4.u0.5.run1.txt</text:p>
          </table:table-cell>
          <table:table-cell office:value-type="float" office:value="80.2132098734777" calcext:value-type="float">
            <text:p>80.2132098735</text:p>
          </table:table-cell>
          <table:table-cell table:formula="of:=[.E152]-[.B152]" office:value-type="float" office:value="4.08390484746073" calcext:value-type="float">
            <text:p>4.0839048475</text:p>
          </table:table-cell>
        </table:table-row>
        <table:table-row table:style-name="ro1">
          <table:table-cell office:value-type="string" calcext:value-type="string">
            <text:p>output.80x2.mode0.locking.params.n3.d5000.h4.o4.u0.5.run1.txt</text:p>
          </table:table-cell>
          <table:table-cell office:value-type="float" office:value="74.9463787231282" calcext:value-type="float">
            <text:p>74.9463787231</text:p>
          </table:table-cell>
          <table:table-cell/>
          <table:table-cell office:value-type="string" calcext:value-type="string">
            <text:p>output.80x2.mode0.locking.params.n3.d5000.h4.o4.u0.5.run1.txt</text:p>
          </table:table-cell>
          <table:table-cell office:value-type="float" office:value="78.6357255964988" calcext:value-type="float">
            <text:p>78.6357255965</text:p>
          </table:table-cell>
          <table:table-cell table:formula="of:=[.E153]-[.B153]" office:value-type="float" office:value="3.68934687337061" calcext:value-type="float">
            <text:p>3.6893468734</text:p>
          </table:table-cell>
        </table:table-row>
        <table:table-row table:style-name="ro1">
          <table:table-cell office:value-type="string" calcext:value-type="string">
            <text:p>output.80x2.mode0.locking.params.n3.d5000.h4.o4.u0.5.run1.txt</text:p>
          </table:table-cell>
          <table:table-cell office:value-type="float" office:value="76.3341225204776" calcext:value-type="float">
            <text:p>76.3341225205</text:p>
          </table:table-cell>
          <table:table-cell/>
          <table:table-cell office:value-type="string" calcext:value-type="string">
            <text:p>output.80x2.mode0.locking.params.n3.d5000.h4.o4.u0.5.run1.txt</text:p>
          </table:table-cell>
          <table:table-cell office:value-type="float" office:value="80.0858905169712" calcext:value-type="float">
            <text:p>80.085890517</text:p>
          </table:table-cell>
          <table:table-cell table:formula="of:=[.E154]-[.B154]" office:value-type="float" office:value="3.75176799649356" calcext:value-type="float">
            <text:p>3.7517679965</text:p>
          </table:table-cell>
        </table:table-row>
        <table:table-row table:style-name="ro1">
          <table:table-cell office:value-type="string" calcext:value-type="string">
            <text:p>output.80x2.mode0.locking.params.n3.d5000.h8.o2.u0.05.run1.txt</text:p>
          </table:table-cell>
          <table:table-cell office:value-type="float" office:value="35.6612557122393" calcext:value-type="float">
            <text:p>35.6612557122</text:p>
          </table:table-cell>
          <table:table-cell/>
          <table:table-cell office:value-type="string" calcext:value-type="string">
            <text:p>output.80x2.mode0.locking.params.n3.d5000.h8.o2.u0.05.run1.txt</text:p>
          </table:table-cell>
          <table:table-cell office:value-type="float" office:value="36.2837154707094" calcext:value-type="float">
            <text:p>36.2837154707</text:p>
          </table:table-cell>
          <table:table-cell table:formula="of:=[.E155]-[.B155]" office:value-type="float" office:value="0.622459758470072" calcext:value-type="float">
            <text:p>0.6224597585</text:p>
          </table:table-cell>
        </table:table-row>
        <table:table-row table:style-name="ro1">
          <table:table-cell office:value-type="string" calcext:value-type="string">
            <text:p>output.80x2.mode0.locking.params.n3.d5000.h8.o2.u0.05.run1.txt</text:p>
          </table:table-cell>
          <table:table-cell office:value-type="float" office:value="35.8184404960932" calcext:value-type="float">
            <text:p>35.8184404961</text:p>
          </table:table-cell>
          <table:table-cell/>
          <table:table-cell office:value-type="string" calcext:value-type="string">
            <text:p>output.80x2.mode0.locking.params.n3.d5000.h8.o2.u0.05.run1.txt</text:p>
          </table:table-cell>
          <table:table-cell office:value-type="float" office:value="36.1454386725699" calcext:value-type="float">
            <text:p>36.1454386726</text:p>
          </table:table-cell>
          <table:table-cell table:formula="of:=[.E156]-[.B156]" office:value-type="float" office:value="0.326998176476756" calcext:value-type="float">
            <text:p>0.3269981765</text:p>
          </table:table-cell>
        </table:table-row>
        <table:table-row table:style-name="ro1">
          <table:table-cell office:value-type="string" calcext:value-type="string">
            <text:p>output.80x2.mode0.locking.params.n3.d5000.h8.o2.u0.05.run1.txt</text:p>
          </table:table-cell>
          <table:table-cell office:value-type="float" office:value="35.2656263353675" calcext:value-type="float">
            <text:p>35.2656263354</text:p>
          </table:table-cell>
          <table:table-cell/>
          <table:table-cell office:value-type="string" calcext:value-type="string">
            <text:p>output.80x2.mode0.locking.params.n3.d5000.h8.o2.u0.05.run1.txt</text:p>
          </table:table-cell>
          <table:table-cell office:value-type="float" office:value="36.2855667439149" calcext:value-type="float">
            <text:p>36.2855667439</text:p>
          </table:table-cell>
          <table:table-cell table:formula="of:=[.E157]-[.B157]" office:value-type="float" office:value="1.01994040854735" calcext:value-type="float">
            <text:p>1.0199404085</text:p>
          </table:table-cell>
        </table:table-row>
        <table:table-row table:style-name="ro1">
          <table:table-cell office:value-type="string" calcext:value-type="string">
            <text:p>output.80x2.mode0.locking.params.n3.d5000.h8.o2.u0.0.run1.txt</text:p>
          </table:table-cell>
          <table:table-cell office:value-type="float" office:value="34.1482883259083" calcext:value-type="float">
            <text:p>34.1482883259</text:p>
          </table:table-cell>
          <table:table-cell/>
          <table:table-cell office:value-type="string" calcext:value-type="string">
            <text:p>output.80x2.mode0.locking.params.n3.d5000.h8.o2.u0.0.run1.txt</text:p>
          </table:table-cell>
          <table:table-cell office:value-type="float" office:value="36.0324838578235" calcext:value-type="float">
            <text:p>36.0324838578</text:p>
          </table:table-cell>
          <table:table-cell table:formula="of:=[.E158]-[.B158]" office:value-type="float" office:value="1.88419553191522" calcext:value-type="float">
            <text:p>1.8841955319</text:p>
          </table:table-cell>
        </table:table-row>
        <table:table-row table:style-name="ro1">
          <table:table-cell office:value-type="string" calcext:value-type="string">
            <text:p>output.80x2.mode0.locking.params.n3.d5000.h8.o2.u0.0.run1.txt</text:p>
          </table:table-cell>
          <table:table-cell office:value-type="float" office:value="34.7022490499003" calcext:value-type="float">
            <text:p>34.7022490499</text:p>
          </table:table-cell>
          <table:table-cell/>
          <table:table-cell office:value-type="string" calcext:value-type="string">
            <text:p>output.80x2.mode0.locking.params.n3.d5000.h8.o2.u0.0.run1.txt</text:p>
          </table:table-cell>
          <table:table-cell office:value-type="float" office:value="35.7568453655766" calcext:value-type="float">
            <text:p>35.7568453656</text:p>
          </table:table-cell>
          <table:table-cell table:formula="of:=[.E159]-[.B159]" office:value-type="float" office:value="1.05459631567628" calcext:value-type="float">
            <text:p>1.0545963157</text:p>
          </table:table-cell>
        </table:table-row>
        <table:table-row table:style-name="ro1">
          <table:table-cell office:value-type="string" calcext:value-type="string">
            <text:p>output.80x2.mode0.locking.params.n3.d5000.h8.o2.u0.0.run1.txt</text:p>
          </table:table-cell>
          <table:table-cell office:value-type="float" office:value="34.0250107067404" calcext:value-type="float">
            <text:p>34.0250107067</text:p>
          </table:table-cell>
          <table:table-cell/>
          <table:table-cell office:value-type="string" calcext:value-type="string">
            <text:p>output.80x2.mode0.locking.params.n3.d5000.h8.o2.u0.0.run1.txt</text:p>
          </table:table-cell>
          <table:table-cell office:value-type="float" office:value="36.1733543355552" calcext:value-type="float">
            <text:p>36.1733543356</text:p>
          </table:table-cell>
          <table:table-cell table:formula="of:=[.E160]-[.B160]" office:value-type="float" office:value="2.14834362881477" calcext:value-type="float">
            <text:p>2.1483436288</text:p>
          </table:table-cell>
        </table:table-row>
        <table:table-row table:style-name="ro1">
          <table:table-cell office:value-type="string" calcext:value-type="string">
            <text:p>output.80x2.mode0.locking.params.n3.d5000.h8.o2.u0.5.run1.txt</text:p>
          </table:table-cell>
          <table:table-cell office:value-type="float" office:value="32.7482168094169" calcext:value-type="float">
            <text:p>32.7482168094</text:p>
          </table:table-cell>
          <table:table-cell/>
          <table:table-cell office:value-type="string" calcext:value-type="string">
            <text:p>output.80x2.mode0.locking.params.n3.d5000.h8.o2.u0.5.run1.txt</text:p>
          </table:table-cell>
          <table:table-cell office:value-type="float" office:value="35.6357325845347" calcext:value-type="float">
            <text:p>35.6357325845</text:p>
          </table:table-cell>
          <table:table-cell table:formula="of:=[.E161]-[.B161]" office:value-type="float" office:value="2.88751577511782" calcext:value-type="float">
            <text:p>2.8875157751</text:p>
          </table:table-cell>
        </table:table-row>
        <table:table-row table:style-name="ro1">
          <table:table-cell office:value-type="string" calcext:value-type="string">
            <text:p>output.80x2.mode0.locking.params.n3.d5000.h8.o2.u0.5.run1.txt</text:p>
          </table:table-cell>
          <table:table-cell office:value-type="float" office:value="31.9817241078687" calcext:value-type="float">
            <text:p>31.9817241079</text:p>
          </table:table-cell>
          <table:table-cell/>
          <table:table-cell office:value-type="string" calcext:value-type="string">
            <text:p>output.80x2.mode0.locking.params.n3.d5000.h8.o2.u0.5.run1.txt</text:p>
          </table:table-cell>
          <table:table-cell office:value-type="float" office:value="35.8982257682362" calcext:value-type="float">
            <text:p>35.8982257682</text:p>
          </table:table-cell>
          <table:table-cell table:formula="of:=[.E162]-[.B162]" office:value-type="float" office:value="3.91650166036743" calcext:value-type="float">
            <text:p>3.9165016604</text:p>
          </table:table-cell>
        </table:table-row>
        <table:table-row table:style-name="ro1">
          <table:table-cell office:value-type="string" calcext:value-type="string">
            <text:p>output.80x2.mode0.locking.params.n3.d5000.h8.o2.u0.5.run1.txt</text:p>
          </table:table-cell>
          <table:table-cell office:value-type="float" office:value="32.3693440199996" calcext:value-type="float">
            <text:p>32.36934402</text:p>
          </table:table-cell>
          <table:table-cell/>
          <table:table-cell office:value-type="string" calcext:value-type="string">
            <text:p>output.80x2.mode0.locking.params.n3.d5000.h8.o2.u0.5.run1.txt</text:p>
          </table:table-cell>
          <table:table-cell office:value-type="float" office:value="36.0480272617974" calcext:value-type="float">
            <text:p>36.0480272618</text:p>
          </table:table-cell>
          <table:table-cell table:formula="of:=[.E163]-[.B163]" office:value-type="float" office:value="3.67868324179779" calcext:value-type="float">
            <text:p>3.6786832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2:26:45.509785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29T16:10:46.599794784</dc:date>
    <meta:editing-duration>PT16H31M55S</meta:editing-duration>
    <meta:editing-cycles>67</meta:editing-cycles>
    <meta:document-statistic meta:table-count="3" meta:cell-count="885" meta:object-count="0"/>
  </office:meta>
</office:document-meta>
</file>